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ixedsys" svg:font-family="Fixedsys"/>
    <style:font-face style:name="StarSymbol" svg:font-family="StarSymbol"/>
    <style:font-face style:name="Tahoma1" svg:font-family="Tahoma"/>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48cm" style:rel-column-width="3273*"/>
    </style:style>
    <style:style style:name="Table1.B" style:family="table-column">
      <style:table-column-properties style:column-width="16.15cm" style:rel-column-width="62261*"/>
    </style:style>
    <style:style style:name="Table1.A1" style:family="table-cell">
      <style:table-cell-properties fo:padding="0.049cm" fo:border="none"/>
    </style:style>
    <style:style style:name="P1" style:family="paragraph" style:parent-style-name="Standard">
      <style:paragraph-properties fo:break-before="page"/>
    </style:style>
    <style:style style:name="P2" style:family="paragraph" style:parent-style-name="Text_20_body">
      <style:text-properties fo:font-weight="bold"/>
    </style:style>
    <style:style style:name="P3" style:family="paragraph" style:parent-style-name="Text_20_body">
      <style:text-properties style:font-name="Verdana" fo:font-size="10pt"/>
    </style:style>
    <style:style style:name="P4" style:family="paragraph" style:parent-style-name="List_20_Contents">
      <style:paragraph-properties fo:margin-top="0cm" fo:margin-bottom="0.499cm"/>
    </style:style>
    <style:style style:name="P5" style:family="paragraph" style:parent-style-name="List_20_Heading">
      <style:paragraph-properties fo:margin-top="0cm" fo:margin-bottom="0.499cm"/>
    </style:style>
    <style:style style:name="P6" style:family="paragraph" style:parent-style-name="Preformatted_20_Text">
      <style:paragraph-properties fo:margin-top="0cm" fo:margin-bottom="0.499cm"/>
    </style:style>
    <style:style style:name="P7" style:family="paragraph" style:parent-style-name="Table_20_Contents">
      <style:paragraph-properties fo:margin-top="0cm" fo:margin-bottom="0.499cm" fo:text-align="start" style:justify-single-word="false"/>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2pt" style:font-size-asian="12pt" style:font-size-complex="12pt"/>
    </style:style>
    <style:style style:name="P10" style:family="paragraph" style:parent-style-name="Standard">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weight="bold" style:font-weight-asian="bold" style:font-weight-complex="bold"/>
    </style:style>
    <style:style style:name="P14" style:family="paragraph" style:parent-style-name="Text_20_body">
      <style:paragraph-properties fo:margin-left="0cm" fo:margin-right="0cm" fo:margin-top="0cm" fo:margin-bottom="0cm" fo:text-indent="0cm" style:auto-text-indent="false"/>
    </style:style>
    <style:style style:name="P15" style:family="paragraph" style:parent-style-name="Text_20_body">
      <style:paragraph-properties fo:margin-left="0cm" fo:margin-right="0cm" fo:margin-top="0cm" fo:margin-bottom="0cm" fo:text-indent="0cm" style:auto-text-indent="false"/>
      <style:text-properties style:font-name="Verdana" fo:font-size="10pt"/>
    </style:style>
    <style:style style:name="P16" style:family="paragraph" style:parent-style-name="Text_20_body">
      <style:paragraph-properties fo:margin-left="0cm" fo:margin-right="0cm" fo:margin-top="0cm" fo:margin-bottom="0cm" fo:text-indent="0cm" style:auto-text-indent="false"/>
      <style:text-properties style:font-name="Verdana" fo:font-size="10pt" fo:language="en" fo:country="US"/>
    </style:style>
    <style:style style:name="P17" style:family="paragraph" style:parent-style-name="Text_20_body">
      <style:paragraph-properties fo:margin-left="0cm" fo:margin-right="0cm" fo:margin-top="0cm" fo:margin-bottom="0cm" fo:text-indent="0cm" style:auto-text-indent="false"/>
      <style:text-properties style:font-name="Verdana" fo:font-size="10pt" fo:language="en" fo:country="US" fo:font-style="italic"/>
    </style:style>
    <style:style style:name="P18" style:family="paragraph" style:parent-style-name="Text_20_body">
      <style:paragraph-properties fo:margin-left="0cm" fo:margin-right="0cm" fo:margin-top="0cm" fo:margin-bottom="0cm" fo:text-indent="0cm" style:auto-text-indent="false"/>
      <style:text-properties style:font-name="Verdana" fo:font-size="10pt" fo:font-style="italic"/>
    </style:style>
    <style:style style:name="P19" style:family="paragraph" style:parent-style-name="Text_20_body">
      <style:paragraph-properties fo:margin-left="0cm" fo:margin-right="0cm" fo:margin-top="0cm" fo:margin-bottom="0cm" fo:text-indent="1.249cm" style:auto-text-indent="false"/>
      <style:text-properties style:font-name="Verdana" fo:font-size="10pt" fo:language="en" fo:country="US" fo:font-style="italic"/>
    </style:style>
    <style:style style:name="P20" style:family="paragraph" style:parent-style-name="Standard" style:list-style-name="L1"/>
    <style:style style:name="P21" style:family="paragraph" style:parent-style-name="Standard" style:list-style-name="L2"/>
    <style:style style:name="P22" style:family="paragraph">
      <style:text-properties fo:language="pt" fo:country="B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1pt" style:font-size-asian="11pt" style:font-size-complex="11pt"/>
    </style:style>
    <style:style style:name="T5" style:family="text">
      <style:text-properties style:font-name="Verdana" fo:font-size="10pt"/>
    </style:style>
    <style:style style:name="T6" style:family="text">
      <style:text-properties style:font-name="Verdana" fo:font-size="10pt" fo:language="en" fo:country="US" fo:font-style="italic"/>
    </style:style>
    <style:style style:name="T7" style:family="text">
      <style:text-properties style:font-name="Verdana" fo:font-size="10pt" fo:font-style="italic"/>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Gatilhos</text:h>
      <text:p text:style-name="List_20_Heading"><text:span text:style-name="T1">Sumário</text:span> </text:p>
      <text:p text:style-name="List_20_Heading">32.1. <text:a xlink:type="simple" xlink:href="http://pgdocptbr.sourceforge.net/pg80/triggers.html#TRIGGER-DEFINITION">Visão geral do comportamento dos gatilhos</text:a> </text:p>
      <text:p text:style-name="List_20_Heading">32.2. <text:a xlink:type="simple" xlink:href="http://pgdocptbr.sourceforge.net/pg80/trigger-datachanges.html">Visibilidade das mudanças nos dados</text:a> </text:p>
      <text:p text:style-name="List_20_Heading">32.3. <text:a xlink:type="simple" xlink:href="http://pgdocptbr.sourceforge.net/pg80/trigger-interface.html">Gatilhos escritos em C</text:a> </text:p>
      <text:p text:style-name="P5">32.4. <text:a xlink:type="simple" xlink:href="http://pgdocptbr.sourceforge.net/pg80/trigger-example.html">Um exemplo completo</text:a> </text:p>
      <text:p text:style-name="Text_20_body"><text:bookmark text:name="AEN37954"/>Este capítulo descreve como escrever funções de gatilho. As funções de gatilho podem ser escritas na linguagem C, ou em uma das várias linguagens procedurais disponíveis. No momento não é possível escrever funções de gatilho na linguagem SQL.</text:p>
      <text:h text:style-name="Heading_20_1" text:outline-level="1" text:is-list-header="true">Visão geral do comportamento dos gatilhos</text:h>
      <text:p text:style-name="Text_20_body">O gatilho pode ser definido para executar antes ou depois de uma operação de INSERT, UPDATE ou DELETE, tanto uma vez para cada linha modificada quanto uma vez por instrução <text:span text:style-name="ACRONYM">SQL</text:span>. Quando ocorre o evento do gatilho, a função de gatilho é chamada no momento apropriado para tratar o evento.</text:p>
      <text:p text:style-name="Text_20_body">A função de gatilho deve ser definida antes do gatilho ser criado. A função de gatilho deve ser declarada como uma função que não recebe argumentos e que retorna o tipo trigger (A função de gatilho recebe sua entrada através de estruturas TriggerData passadas especialmente para estas funções, e não na forma comum de argumentos de função).</text:p>
      <text:p text:style-name="Text_20_body">Tendo sido criada a função de gatilho adequada, o gatilho é estabelecido através do comando <text:a xlink:type="simple" xlink:href="http://pgdocptbr.sourceforge.net/pg80/sql-createtrigger.html"><text:span text:style-name="T3">CREATE TRIGGER</text:span></text:a>. A mesma função de gatilho pode ser utilizada por vários gatilhos.</text:p>
      <text:p text:style-name="Text_20_body">Existem dois tipos de gatilhos: gatilhos-por-linha e gatilhos-por-instrução. Em um gatilho-por-linha, a função é chamada uma vez para cada linha afetada pela instrução que disparou o gatilho. Em contraste, um gatilho-por-instrução é chamado somente uma vez quando a instrução apropriada é executada, a despeito do número de linhas afetadas pela instrução. Em particular, uma instrução que não afeta nenhuma linha ainda assim resulta na execução dos gatilhos-por-instrução aplicáveis. Este dois tipos de gatilho são algumas vezes chamados de "gatilhos no nível-de-linha" e "gatilhos no nível-de-instrução", respectivamente.</text:p>
      <text:p text:style-name="Text_20_body">Os gatilhos no nível-de-instrução "BEFORE" (antes) naturalmente disparam antes da instrução começar a fazer alguma coisa, enquanto os gatilhos no nível-de-instrução "AFTER" (após) disparam bem no final da instrução. Os gatilhos no nível-de-linha "BEFORE" (antes) disparam logo antes da operação em uma determinada linha, enquanto os gatilhos no nível-de-linha "AFTER" (após) disparam no fim da instrução (mas antes dos gatilhos no nível-de-instrução "AFTER").</text:p>
      <text:p text:style-name="Text_20_body">As funções de gatilho chamadas por gatilhos-por-instrução devem sempre retornar NULL. As funções de gatilho chamadas por gatilhos-por-linha podem retornar uma linha da tabela (um valor do tipo HeapTuple) para o executor da chamada, se assim o decidirem. Os gatilhos no nível-de-linha disparados antes de uma operação possuem as seguintes escolhas:</text:p>
      <text:list text:style-name="L1">
        <text:list-item>
          <text:p text:style-name="P20">Podem retornar NULL para saltar a operação para a linha corrente. Isto instrui ao executor a não realizar a operação no nível-de-linha que chamou o gatilho (a inserção ou a modificação de uma determinada linha da tabela).</text:p>
        </text:list-item>
        <text:list-item>
          <text:p text:style-name="P20">Para os gatilhos de INSERT e UPDATE, no nível-de-linha apenas, a linha retornada se torna a linha que será inserida ou que substituirá a linha sendo atualizada. Isto permite à função de gatilho modificar a linha sendo inserida ou atualizada.</text:p>
        </text:list-item>
      </text:list>
      <text:p text:style-name="Text_20_body">Um gatilho no nível-de-linha, que não pretenda causar nenhum destes comportamentos, deve ter o cuidado de retornar como resultado a mesma linha que recebeu (ou seja, a linha NEW para os <text:soft-page-break/>gatilhos de INSERT e UPDATE, e a linha OLD para os gatilhos de DELETE).</text:p>
      <text:p text:style-name="Text_20_body">O valor retornado é ignorado nos gatilhos no nível-de-linha disparados após a operação e, portanto, podem muito bem retornar NULL.</text:p>
      <text:p text:style-name="Text_20_body">Se for definido mais de um gatilho para o mesmo evento na mesma relação, os gatilhos são disparados pela ordem alfabética de seus nomes. No caso dos gatilhos para antes, a linha possivelmente modificada retornada por cada gatilho se torna a entrada do próximo gatilho. Se algum dos gatilhos para antes retornar NULL, a operação é abandonada e os gatilhos seguintes não são disparados.</text:p>
      <text:p text:style-name="Text_20_body">Tipicamente, os gatilhos no nível-de-linha que disparam antes são utilizados para verificar ou modificar os dados que serão inseridos ou atualizados. Por exemplo, um gatilho que dispara antes pode ser utilizado para inserir a hora corrente em uma coluna do tipo timestamp, ou para verificar se dois elementos da linha são consistentes. Os gatilhos no nível-de-linha que disparam depois fazem mais sentido para propagar as atualizações para outras tabelas, ou fazer verificação de consistência com relação a outras tabelas. O motivo desta divisão de trabalho é porque um gatilho que dispara depois pode ter certeza de estar vendo o valor final da linha, enquanto um gatilho que dispara antes não pode ter esta certeza; podem haver outros gatilhos que disparam antes disparando após o mesmo. Se não houver nenhum motivo específico para fazer um gatilho disparar antes ou depois, o gatilho para antes é mais eficiente, uma vez que a informação sobre a operação não precisa ser salva até o fim da instrução.</text:p>
      <text:p text:style-name="Text_20_body">Se a função de gatilho executar comandos SQL, então estes comandos podem disparar gatilhos novamente. Isto é conhecido como cascatear gatilhos. Não existe limitação direta do número de níveis de cascateamento. É possível que o cascateamento cause chamadas recursivas do mesmo gatilho; por exemplo, um gatilho para INSERT pode executar um comando que insere uma linha adicional na mesma tabela, fazendo com que o gatilho para INSERT seja disparado novamente. É responsabilidade do programador do gatilho evitar recursões infinitas nestes casos.</text:p>
      <text:p text:style-name="Text_20_body">Ao se definir um gatilho, podem ser especificados argumentos para o mesmo. <text:bookmark text:name="AEN38004"/>A finalidade de se incluir argumentos na definição do gatilho é permitir que gatilhos diferentes com requisitos semelhantes chamem a mesma função. Por exemplo, pode existir uma função de gatilho generalizada que recebe como argumentos dois nomes de colunas e coloca o usuário corrente em uma e a data corrente em outra. Escrita de maneira apropriada, esta função de gatilho se torna independente da tabela específica para a qual está sendo utilizada. Portanto, a mesma função pode ser utilizada para eventos de INSERT em qualquer tabela com colunas apropriadas, para acompanhar automaticamente a criação de registros na tabela de transação, por exemplo. Também pode ser utilizada para acompanhar os eventos de última atualização, se for definida em um gatilho de UPDATE.</text:p>
      <text:p text:style-name="Text_20_body">Cada linguagem de programação que suporta gatilhos possui o seu próprio método para tornar os dados de entrada do gatilho disponíveis para a função de gatilho. Estes dados de entrada incluem o tipo de evento do gatilho (ou seja, INSERT ou UPDATE), assim como os argumentos listados em CREATE TRIGGER. Para um gatilho no nível-de-linha, os dados de entrada também incluem as linhas NEW para os gatilhos de INSERT e UPDATE, e/ou a linha OLD para os gatilhos de UPDATE e DELETE. Atualmente não há maneira de examinar individualmente as linhas modificadas pela instrução nos gatilhos no nível-de-instrução.</text:p>
      <text:p text:style-name="Standard"/>
      <text:p text:style-name="P1"/>
      <text:h text:style-name="Heading_20_1" text:outline-level="1" text:is-list-header="true"><text:bookmark text:name="TRIGGER-DATACHANGES"/>Visibilidade das mudanças nos dados</text:h>
      <text:p text:style-name="Text_20_body">Se forem executados comandos SQL na função de gatilho, e estes comandos acessarem a tabela para a qual o gatilho se destina, então deve-se estar ciente das regras de visibilidade dos dados, porque estas determinam se estes comandos SQL enxergam as mudanças nos dados para os quais o gatilho foi disparado. Em resumo:</text:p>
      <text:list text:style-name="L2">
        <text:list-item>
          <text:p text:style-name="P21">Os gatilhos no nível-de-instrução seguem regras simples de visibilidade: nenhuma das modificações feitas pela instrução é enxergada pelos gatilhos no nível-de-instrução chamados antes da instrução, enquanto todas as modificações são enxergadas pelos gatilhos no nível-de-instrução que disparam depois da instrução.</text:p>
        </text:list-item>
        <text:list-item>
          <text:p text:style-name="P21">As modificações nos dados (inserção, atualização e exclusão) causadoras do disparo do gatilho, naturalmente <text:span text:style-name="T3">não</text:span> são enxergadas pelos comandos SQL executados em um gatilho no nível-de-linha que dispara antes, porque ainda não ocorreram.</text:p>
        </text:list-item>
        <text:list-item>
          <text:p text:style-name="P21">Entretanto, os comandos SQL executados em um gatilho no nível-de-linha para antes <text:span text:style-name="T3">enxergam</text:span> os efeitos das modificações nos dados das linhas processadas anteriormente no mesmo comando externo. Isto requer cautela, uma vez que a ordem destes eventos de modificação geralmente não é previsível; um comando SQL que afeta várias linhas pode atuar sobre as linhas em qualquer ordem.</text:p>
        </text:list-item>
        <text:list-item>
          <text:p text:style-name="P21">Quando é disparado um gatilho no nível-de-linha para depois, todas as modificações nos dados feitas pelo comando externo já estão completas, sendo enxergadas pela função de gatilho chamada.</text:p>
        </text:list-item>
      </text:list>
      <text:p text:style-name="Text_20_body">Podem ser encontradas informações adicionais sobre as regras de visibilidade dos dados na <text:a xlink:type="simple" xlink:href="http://pgdocptbr.sourceforge.net/pg80/spi-visibility.html">Seção 40.4</text:a>. O exemplo na <text:a xlink:type="simple" xlink:href="http://pgdocptbr.sourceforge.net/pg80/trigger-example.html">Seção 32.4</text:a> contém uma demonstração destas regras.</text:p>
      <text:p text:style-name="Standard"/>
      <text:p text:style-name="P8">Até a versão atual não existe como criar funções de gatilho na linguagem SQL.</text:p>
      <text:p text:style-name="P9"/>
      <text:p text:style-name="P8">Uma função de gatilho pode ser criada para executar antes (BEFORE) ou após (AFTER) as consultas INSERT, UPDATE OU DELETE, uma vez para cada registro (linha) modificado ou por instrução SQL. Logo que ocorre um desses eventos do gatilho a função do gatilho é disparada automaticamente para tratar o evento.</text:p>
      <text:p text:style-name="P8"/>
      <text:p text:style-name="P8">A função de gatilho deve ser declarada como uma função que não recebe argumentos e que retorna o tipo TRIGGER.</text:p>
      <text:p text:style-name="P8"/>
      <text:p text:style-name="P8">Após criar a função de gatilho, estabelecemos o gatilho pelo comando CREATE TRIGGER. Uma função de gatilho pode ser utilizada por vários gatilhos.</text:p>
      <text:p text:style-name="P8"/>
      <text:p text:style-name="P8">As funções de gatilho chamadas por gatilhos-por-instrução devem sempre retornar NULL. </text:p>
      <text:p text:style-name="P8"/>
      <text:p text:style-name="P8">As funções de gatilho chamadas por gatilhos-por-linha podem retornar uma linha da tabela (um valor do tipo HeapTuple) para o executor da chamada, se assim o decidirem. </text:p>
      <text:p text:style-name="P9"/>
      <text:p text:style-name="P10">Sintaxe:</text:p>
      <text:p text:style-name="P8">CREATE TRIGGER nome { BEFORE | AFTER } { evento [ OR ... ] }</text:p>
      <text:p text:style-name="P8"><text:s text:c="3"/>ON tabela [ FOR [ EACH ] { ROW | STATEMENT } ]</text:p>
      <text:p text:style-name="P8"><text:s text:c="3"/>EXECUTE PROCEDURE nome_da_função ( argumentos )</text:p>
      <text:p text:style-name="P8"/>
      <text:p text:style-name="P8">Triggers em PostgreSQL sempre executam uma função que retorna TRIGGER.</text:p>
      <text:p text:style-name="P8"/>
      <text:p text:style-name="P8"><text:soft-page-break/>O gatilho fica associado à tabela especificada e executa a função especificada nome_da_função quando determinados eventos ocorrerem.</text:p>
      <text:p text:style-name="P8"/>
      <text:p text:style-name="P8">O gatilho pode ser especificado para disparar antes de tentar realizar a operação na linha (antes das restrições serem verificadas e o comando INSERT, UPDATE ou DELETE ser tentado), ou após a operação estar completa (após as restrições serem verificadas e o INSERT, UPDATE ou DELETE ter completado). </text:p>
      <text:p text:style-name="P8"/>
      <text:p text:style-name="P10">evento</text:p>
      <text:p text:style-name="P8">Um entre INSERT, UPDATE ou DELETE; especifica o evento que dispara o gatilho. Vários eventos podem ser especificados utilizando OR. </text:p>
      <text:p text:style-name="P8"/>
      <text:p text:style-name="P10">Exemplos:</text:p>
      <text:p text:style-name="P8">CREATE TABLE empregados(</text:p>
      <text:p text:style-name="P8"><text:s text:c="2"/>codigo int4 NOT NULL,</text:p>
      <text:p text:style-name="P8"><text:s text:c="2"/>nome varchar,</text:p>
      <text:p text:style-name="P8"><text:s text:c="2"/>salario int4,</text:p>
      <text:p text:style-name="P8"><text:s text:c="2"/>departamento_cod int4,</text:p>
      <text:p text:style-name="P8"><text:s text:c="2"/>ultima_data timestamp,</text:p>
      <text:p text:style-name="P8"><text:s text:c="2"/>ultimo_usuario varchar(50),</text:p>
      <text:p text:style-name="P8"><text:s text:c="2"/>CONSTRAINT empregados_pkey PRIMARY KEY (codigo) ) </text:p>
      <text:p text:style-name="P8"/>
      <text:p text:style-name="P8"/>
      <text:p text:style-name="P8">CREATE FUNCTION empregados_gatilho() RETURNS trigger AS $empregados_gatilho$</text:p>
      <text:p text:style-name="P8"><text:s text:c="4"/>BEGIN</text:p>
      <text:p text:style-name="P8"><text:s text:c="8"/>-- Verificar se foi fornecido o nome e o salário do empregado</text:p>
      <text:p text:style-name="P8"><text:s text:c="8"/>IF NEW.nome IS NULL THEN</text:p>
      <text:p text:style-name="P8"><text:s text:c="12"/>RAISE EXCEPTION 'O nome do empregado não pode ser nulo';</text:p>
      <text:p text:style-name="P8"><text:s text:c="8"/>END IF;</text:p>
      <text:p text:style-name="P8"><text:s text:c="8"/>IF NEW.salario IS NULL THEN</text:p>
      <text:p text:style-name="P8"><text:s text:c="12"/>RAISE EXCEPTION '% não pode ter um salário nulo', NEW.nome;</text:p>
      <text:p text:style-name="P8"><text:s text:c="8"/>END IF;</text:p>
      <text:p text:style-name="P8"/>
      <text:p text:style-name="P8"><text:s text:c="8"/>-- Quem paga para trabalhar?</text:p>
      <text:p text:style-name="P8"><text:s text:c="8"/>IF NEW.salario &lt; 0 THEN</text:p>
      <text:p text:style-name="P8"><text:s text:c="12"/>RAISE EXCEPTION '% não pode ter um salário negativo', NEW.nome;</text:p>
      <text:p text:style-name="P8"><text:s text:c="8"/>END IF;</text:p>
      <text:p text:style-name="P8"/>
      <text:p text:style-name="P8"><text:s text:c="8"/>-- Registrar quem alterou a folha de pagamento e quando</text:p>
      <text:p text:style-name="P8"><text:s text:c="8"/>NEW.ultima_data := 'now';</text:p>
      <text:p text:style-name="P8"><text:s text:c="8"/>NEW.ultimo_usuario := current_user;</text:p>
      <text:p text:style-name="P8"><text:s text:c="8"/>RETURN NEW;</text:p>
      <text:p text:style-name="P8"><text:s text:c="4"/>END;</text:p>
      <text:p text:style-name="P8">$empregados_gatilho$ LANGUAGE plpgsql;</text:p>
      <text:p text:style-name="P8"/>
      <text:p text:style-name="P8">CREATE TRIGGER empregados_gatilho BEFORE INSERT OR UPDATE ON empregados</text:p>
      <text:p text:style-name="P8"><text:s text:c="4"/>FOR EACH ROW EXECUTE PROCEDURE empregados_gatilho();</text:p>
      <text:p text:style-name="P8"/>
      <text:p text:style-name="P8">INSERT INTO empregados (codigo,nome, salario) VALUES (5,'João',1000);</text:p>
      <text:p text:style-name="P8">INSERT INTO empregados (codigo,nome, salario) VALUES (6,'José',1500);</text:p>
      <text:p text:style-name="P8">INSERT INTO empregados (codigo,nome, salario) VALUES (7,'Maria',2500);</text:p>
      <text:p text:style-name="P8"/>
      <text:p text:style-name="P8"><text:soft-page-break/>SELECT * FROM empregados;</text:p>
      <text:p text:style-name="P8"/>
      <text:p text:style-name="P8">INSERT INTO empregados (codigo,nome, salario) VALUES (5,NULL,1000);</text:p>
      <text:p text:style-name="P8"/>
      <text:p text:style-name="P8"><text:span text:style-name="T2">NEW</text:span> – Para INSERT e UPDATE</text:p>
      <text:p text:style-name="P8"><text:span text:style-name="T2">OLD</text:span> – Para DELETE</text:p>
      <text:p text:style-name="P8"/>
      <text:p text:style-name="P8">CREATE TABLE empregados (</text:p>
      <text:p text:style-name="P8"><text:s text:c="4"/>nome <text:s/>varchar NOT NULL,</text:p>
      <text:p text:style-name="P8"><text:s text:c="4"/>salario <text:s text:c="4"/>integer</text:p>
      <text:p text:style-name="P8">);</text:p>
      <text:p text:style-name="P8"/>
      <text:p text:style-name="P8">CREATE TABLE empregados_audit(</text:p>
      <text:p text:style-name="P8"><text:s text:c="4"/>operacao <text:s text:c="3"/>char(1) <text:s text:c="2"/>NOT NULL,</text:p>
      <text:p text:style-name="P8"><text:s text:c="4"/>usuario <text:s text:c="4"/>varchar <text:s text:c="5"/>NOT NULL,</text:p>
      <text:p text:style-name="P8"><text:s text:c="4"/>data <text:s text:c="7"/>timestamp NOT NULL,</text:p>
      <text:p text:style-name="P8"><text:s text:c="4"/>nome <text:s text:c="3"/>varchar <text:s text:c="5"/>NOT NULL,</text:p>
      <text:p text:style-name="P8"><text:s text:c="4"/>salario <text:s text:c="4"/>integer</text:p>
      <text:p text:style-name="P8">);</text:p>
      <text:p text:style-name="P8"/>
      <text:p text:style-name="P8"/>
      <text:p text:style-name="P8">CREATE OR REPLACE FUNCTION processa_emp_audit() RETURNS TRIGGER AS $emp_audit$</text:p>
      <text:p text:style-name="P8"><text:s text:c="4"/>BEGIN</text:p>
      <text:p text:style-name="P8"><text:s text:c="8"/>--</text:p>
      <text:p text:style-name="P8"><text:s text:c="8"/>-- Cria uma linha na tabela emp_audit para refletir a operação</text:p>
      <text:p text:style-name="P8"><text:s text:c="8"/>-- realizada na tabela emp. Utiliza a variável especial TG_OP</text:p>
      <text:p text:style-name="P8"><text:s text:c="8"/>-- para descobrir a operação sendo realizada.</text:p>
      <text:p text:style-name="P8"><text:s text:c="8"/>--</text:p>
      <text:p text:style-name="P8"><text:s text:c="8"/>IF (TG_OP = 'DELETE') THEN</text:p>
      <text:p text:style-name="P8"><text:s text:c="12"/>INSERT INTO emp_audit SELECT 'E', user, now(), OLD.*;</text:p>
      <text:p text:style-name="P8"><text:s text:c="12"/>RETURN OLD;</text:p>
      <text:p text:style-name="P8"><text:s text:c="8"/>ELSIF (TG_OP = 'UPDATE') THEN</text:p>
      <text:p text:style-name="P8"><text:s text:c="12"/>INSERT INTO emp_audit SELECT 'A', user, now(), NEW.*;</text:p>
      <text:p text:style-name="P8"><text:s text:c="12"/>RETURN NEW;</text:p>
      <text:p text:style-name="P8"><text:s text:c="8"/>ELSIF (TG_OP = 'INSERT') THEN</text:p>
      <text:p text:style-name="P8"><text:s text:c="12"/>INSERT INTO emp_audit SELECT 'I', user, now(), NEW.*;</text:p>
      <text:p text:style-name="P8"><text:s text:c="12"/>RETURN NEW;</text:p>
      <text:p text:style-name="P8"><text:s text:c="8"/>END IF;</text:p>
      <text:p text:style-name="P8"><text:s text:c="8"/>RETURN NULL; -- o resultado é ignorado uma vez que este é um gatilho AFTER</text:p>
      <text:p text:style-name="P8"><text:s text:c="4"/>END;</text:p>
      <text:p text:style-name="P8">$emp_audit$ language plpgsql;</text:p>
      <text:p text:style-name="P8"/>
      <text:p text:style-name="P8">CREATE TRIGGER emp_audit</text:p>
      <text:p text:style-name="P8">AFTER INSERT OR UPDATE OR DELETE ON empregados</text:p>
      <text:p text:style-name="P8"><text:s text:c="4"/>FOR EACH ROW EXECUTE PROCEDURE processa_emp_audit();</text:p>
      <text:p text:style-name="P8"/>
      <text:p text:style-name="P8">INSERT INTO empregados (nome, salario) VALUES ('João',1000);</text:p>
      <text:p text:style-name="P8">INSERT INTO empregados (nome, salario) VALUES ('José',1500);</text:p>
      <text:p text:style-name="P8">INSERT INTO empregados (nome, salario) VALUES ('Maria',250);</text:p>
      <text:p text:style-name="P8">UPDATE empregados SET salario = 2500 WHERE nome = 'Maria';</text:p>
      <text:p text:style-name="P8">DELETE FROM empregados WHERE nome = 'João';</text:p>
      <text:p text:style-name="P8"><text:soft-page-break/></text:p>
      <text:p text:style-name="P8">SELECT * FROM empregados;</text:p>
      <text:p text:style-name="P8"/>
      <text:p text:style-name="P8">SELECT * FROM empregados_audit;</text:p>
      <text:p text:style-name="P8">Outro exemplo:</text:p>
      <text:p text:style-name="P8"/>
      <text:p text:style-name="P8">CREATE TABLE empregados (</text:p>
      <text:p text:style-name="P8"><text:s text:c="4"/>codigo <text:s text:c="9"/>serial <text:s/>PRIMARY KEY,</text:p>
      <text:p text:style-name="P8"><text:s text:c="4"/>nome <text:s text:c="3"/>varchar <text:s text:c="3"/>NOT NULL,</text:p>
      <text:p text:style-name="P8"><text:s text:c="4"/>salario <text:s text:c="4"/>integer</text:p>
      <text:p text:style-name="P8">);</text:p>
      <text:p text:style-name="P8"/>
      <text:p text:style-name="P8">CREATE TABLE empregados_audit(</text:p>
      <text:p text:style-name="P8"><text:s text:c="4"/>usuario <text:s text:c="8"/>varchar <text:s text:c="5"/>NOT NULL,</text:p>
      <text:p text:style-name="P8"><text:s text:c="4"/>data <text:s text:c="11"/>timestamp NOT NULL,</text:p>
      <text:p text:style-name="P8"><text:s text:c="4"/>id <text:s text:c="13"/>integer <text:s text:c="2"/>NOT NULL,</text:p>
      <text:p text:style-name="P8"><text:s text:c="4"/>coluna <text:s text:c="9"/>text <text:s text:c="5"/>NOT NULL,</text:p>
      <text:p text:style-name="P8"><text:s text:c="4"/>valor_antigo <text:s text:c="3"/>text <text:s text:c="5"/>NOT NULL,</text:p>
      <text:p text:style-name="P8"><text:s text:c="4"/>valor_novo <text:s text:c="5"/>text <text:s text:c="5"/>NOT NULL</text:p>
      <text:p text:style-name="P8">);</text:p>
      <text:p text:style-name="P8"/>
      <text:p text:style-name="P8">CREATE OR REPLACE FUNCTION processa_emp_audit() RETURNS TRIGGER AS $emp_audit$</text:p>
      <text:p text:style-name="P8"><text:s text:c="4"/>BEGIN</text:p>
      <text:p text:style-name="P8"><text:s text:c="8"/>--</text:p>
      <text:p text:style-name="P8"><text:s text:c="8"/>-- Não permitir atualizar a chave primária</text:p>
      <text:p text:style-name="P8"><text:s text:c="8"/>--</text:p>
      <text:p text:style-name="P8"><text:s text:c="8"/>IF (NEW.codigo &lt;&gt; OLD.codigo) THEN</text:p>
      <text:p text:style-name="P8"><text:s text:c="12"/>RAISE EXCEPTION 'Não é permitido atualizar o campo codigo';</text:p>
      <text:p text:style-name="P8"><text:s text:c="8"/>END IF;</text:p>
      <text:p text:style-name="P8"><text:s text:c="8"/>--</text:p>
      <text:p text:style-name="P8"><text:s text:c="8"/>-- Inserir linhas na tabela emp_audit para refletir as alterações</text:p>
      <text:p text:style-name="P8"><text:s text:c="8"/>-- realizada na tabela emp.</text:p>
      <text:p text:style-name="P8"><text:s text:c="8"/>--</text:p>
      <text:p text:style-name="P8"><text:s text:c="8"/>IF (NEW.nome &lt;&gt; OLD.nome) THEN</text:p>
      <text:p text:style-name="P8"><text:s text:c="11"/>INSERT INTO emp_audit SELECT current_user, current_timestamp,</text:p>
      <text:p text:style-name="P8"><text:s text:c="23"/>NEW.id, 'nome', OLD.nome, NEW.nome;</text:p>
      <text:p text:style-name="P8"><text:s text:c="8"/>END IF;</text:p>
      <text:p text:style-name="P8"><text:s text:c="8"/>IF (NEW.salario &lt;&gt; OLD.salario) THEN</text:p>
      <text:p text:style-name="P8"><text:s text:c="11"/>INSERT INTO emp_audit SELECT current_user, current_timestamp,</text:p>
      <text:p text:style-name="P8"><text:s text:c="23"/>NEW.codigo, 'salario', OLD.salario, NEW.salario;</text:p>
      <text:p text:style-name="P8"><text:s text:c="8"/>END IF;</text:p>
      <text:p text:style-name="P8"><text:s text:c="8"/>RETURN NULL; -- o resultado é ignorado uma vez que este é um gatilho AFTER</text:p>
      <text:p text:style-name="P8"><text:s text:c="4"/>END;</text:p>
      <text:p text:style-name="P8">$emp_audit$ language plpgsql;</text:p>
      <text:p text:style-name="P8"/>
      <text:p text:style-name="P8">CREATE TRIGGER emp_audit</text:p>
      <text:p text:style-name="P8">AFTER UPDATE ON empregados</text:p>
      <text:p text:style-name="P8"><text:s text:c="4"/>FOR EACH ROW EXECUTE PROCEDURE processa_emp_audit();</text:p>
      <text:p text:style-name="P8"/>
      <text:p text:style-name="P8">INSERT INTO empregados (nome, salario) VALUES ('João',1000);</text:p>
      <text:p text:style-name="P8">INSERT INTO empregados (nome, salario) VALUES ('José',1500);</text:p>
      <text:p text:style-name="P8"><text:soft-page-break/>INSERT INTO empregados (nome, salario) VALUES ('Maria',2500);</text:p>
      <text:p text:style-name="P8">UPDATE empregados SET salario = 2500 WHERE id = 2;</text:p>
      <text:p text:style-name="P8">UPDATE empregados SET nome = 'Maria Cecília' WHERE id = 3;</text:p>
      <text:p text:style-name="P8">UPDATE empregados SET codigo=100 WHERE codigo=1;</text:p>
      <text:p text:style-name="P8">ERRO: <text:s/>Não é permitido atualizar o campo codigo</text:p>
      <text:p text:style-name="P8">SELECT * FROM empregados;</text:p>
      <text:p text:style-name="P8"/>
      <text:p text:style-name="P8">SELECT * FROM empregados_audit;</text:p>
      <text:p text:style-name="P8"/>
      <text:p text:style-name="P8">Crie a mesma função que insira o nome da empresa e o nome do cliente retornando o id de ambos</text:p>
      <text:p text:style-name="P8"/>
      <text:p text:style-name="P8">create or replace function empresa_cliente_id(varchar,varchar) returns _int4 as</text:p>
      <text:p text:style-name="P8">'</text:p>
      <text:p text:style-name="P8">declare</text:p>
      <text:p text:style-name="P8"><text:tab/>nempresa alias for $1;</text:p>
      <text:p text:style-name="P8"><text:tab/>ncliente alias for $2;</text:p>
      <text:p text:style-name="P8"><text:tab/>empresaid integer;</text:p>
      <text:p text:style-name="P8"><text:tab/>clienteid integer;</text:p>
      <text:p text:style-name="P8">begin</text:p>
      <text:p text:style-name="P8"><text:tab/>insert into empresas(nome) values(nempresa);</text:p>
      <text:p text:style-name="P8"><text:tab/>insert into clientes(fkempresa,nome) <text:s text:c="2"/>values (currval (''empresas_id_seq''), ncliente);</text:p>
      <text:p text:style-name="P8"><text:tab/>empresaid := currval(''empresas_id_seq'');</text:p>
      <text:p text:style-name="P8"><text:tab/>clienteid := currval(''clientes_id_seq'');</text:p>
      <text:p text:style-name="P8"/>
      <text:p text:style-name="P8"><text:tab/>return ''{''|| empresaid ||'',''|| clienteid ||''}'';</text:p>
      <text:p text:style-name="P8">end;</text:p>
      <text:p text:style-name="P8">'</text:p>
      <text:p text:style-name="P8">language 'plpgsql';</text:p>
      <text:p text:style-name="P8"/>
      <text:p text:style-name="P9">Crie uma função onde passamos como parâmetro o id do cliente e seja retornado o seu nome</text:p>
      <text:p text:style-name="P9"/>
      <text:p text:style-name="P8">create or replace function id_nome_cliente(integer) returns text as</text:p>
      <text:p text:style-name="P8">'</text:p>
      <text:p text:style-name="P8">declare</text:p>
      <text:p text:style-name="P8"><text:tab/>r record;</text:p>
      <text:p text:style-name="P8">begin</text:p>
      <text:p text:style-name="P8"><text:s text:c="5"/>select into r * from clientes where id = $1;</text:p>
      <text:p text:style-name="P8"><text:s text:c="5"/>if not found then</text:p>
      <text:p text:style-name="P8"><text:s text:c="8"/>raise exception ''Cliente não existente !'';</text:p>
      <text:p text:style-name="P8"><text:s text:c="5"/>end if;</text:p>
      <text:p text:style-name="P8"><text:s text:c="5"/>return r.nome;</text:p>
      <text:p text:style-name="P8">end;</text:p>
      <text:p text:style-name="P8">'</text:p>
      <text:p text:style-name="P8">language 'plpgsql';</text:p>
      <text:p text:style-name="P8"/>
      <text:p text:style-name="P8">Crie uma função que retorne os nome de toda a tabela clientes concatenados em um só campo</text:p>
      <text:p text:style-name="P8"/>
      <text:p text:style-name="P8">create or replace function clientes_nomes() returns text as</text:p>
      <text:p text:style-name="P8">'</text:p>
      <text:p text:style-name="P8"><text:soft-page-break/>declare</text:p>
      <text:p text:style-name="P8"><text:s text:c="7"/>x text;</text:p>
      <text:p text:style-name="P8"><text:s text:c="7"/>r record;</text:p>
      <text:p text:style-name="P8">begin</text:p>
      <text:p text:style-name="P8"><text:s text:c="5"/>x:=''Inicio'';</text:p>
      <text:p text:style-name="P8"><text:s text:c="5"/>for r in select * from clientes order by id loop</text:p>
      <text:p text:style-name="P8"><text:s text:c="9"/>x:= x||'' : ''||r.nome;</text:p>
      <text:p text:style-name="P8"><text:s text:c="5"/>end loop;</text:p>
      <text:p text:style-name="P8"><text:s text:c="5"/>return x||'' : fim'';</text:p>
      <text:p text:style-name="P8">end;</text:p>
      <text:p text:style-name="P8">'</text:p>
      <text:p text:style-name="P8">language 'plpgsql';</text:p>
      <text:p text:style-name="P8"/>
      <text:h text:style-name="Heading_20_1" text:outline-level="1" text:is-list-header="true"><text:bookmark text:name="PLPGSQL-TRIGGER"/>Gatilhos escritos em PL/pgSQL</text:h>
      <text:p text:style-name="Text_20_body"><text:bookmark text:name="AEN40047"/>A linguagem PL/pgSQL pode ser utilizada para definir procedimentos de gatilho. O procedimento de gatilho é criado pelo comando CREATE FUNCTION, declarando o procedimento como uma função sem argumentos e que retorna o tipo trigger. Deve ser observado que a função deve ser declarada sem argumentos, mesmo que espere receber os argumentos especificados no comando CREATE TRIGGER — os argumentos do gatilho são passados através de TG_ARGV, conforme descrito abaixo.</text:p>
      <text:p text:style-name="Text_20_body">Quando uma função escrita em PL/pgSQL é chamada como um gatilho, diversas variáveis especiais são criadas automaticamente no bloco de nível mais alto. São estas:</text:p>
      <text:p text:style-name="P5">NEW </text:p>
      <text:p text:style-name="P4">Tipo de dado RECORD; variável contendo a nova linha do banco de dados, para as operações de INSERT/UPDATE nos gatilhos no nível de linha. O valor desta variável é NULL nos gatilhos no nível de instrução.</text:p>
      <text:p text:style-name="P5">OLD </text:p>
      <text:p text:style-name="P4">Tipo de dado RECORD; variável contendo a antiga linha do banco de dados, para as operações de UPDATE/DELETE nos gatilhos no nível de linha. O valor desta variável é NULL nos gatilhos no nível de instrução.</text:p>
      <text:p text:style-name="P5">TG_NAME </text:p>
      <text:p text:style-name="P4">Tipo de dado name; variável contendo o nome do gatilho disparado.</text:p>
      <text:p text:style-name="P5">TG_WHEN </text:p>
      <text:p text:style-name="P4">Tipo de dado text; uma cadeia de caracteres contendo BEFORE ou AFTER, dependendo da definição do gatilho.</text:p>
      <text:p text:style-name="P5">TG_LEVEL </text:p>
      <text:p text:style-name="P4">Tipo de dado text; uma cadeia de caracteres contendo ROW ou STATEMENT, dependendo da definição do gatilho.</text:p>
      <text:p text:style-name="P5">TG_OP </text:p>
      <text:p text:style-name="P4"><text:soft-page-break/>Tipo de dado text; uma cadeia de caracteres contendo INSERT, UPDATE, ou DELETE, informando para qual operação o gatilho foi disparado.</text:p>
      <text:p text:style-name="P5">TG_RELID </text:p>
      <text:p text:style-name="P4">Tipo de dado oid; o ID de objeto da tabela que causou o disparo do gatilho.</text:p>
      <text:p text:style-name="P5">TG_RELNAME </text:p>
      <text:p text:style-name="P4">Tipo de dado name; o nome da tabela que causou o disparo do gatilho.</text:p>
      <text:p text:style-name="P5">TG_NARGS </text:p>
      <text:p text:style-name="P4">Tipo de dado integer; o número de argumentos fornecidos ao procedimento de gatilho na instrução CREATE TRIGGER.</text:p>
      <text:p text:style-name="P5">TG_ARGV[] </text:p>
      <text:p text:style-name="P4">Tipo de dado matriz de text; os argumentos da instrução CREATE TRIGGER. O contador do índice começa por 0. Índices inválidos (menor que 0 ou maior ou igual a tg_nargs) resultam em um valor nulo.</text:p>
      <text:p text:style-name="Text_20_body">Uma função de gatilho deve retornar nulo, ou um valor registro/linha possuindo a mesma estrutura da tabela para a qual o gatilho foi disparado.</text:p>
      <text:p text:style-name="Text_20_body">Os gatilhos no nível de linha disparados BEFORE (antes) podem retornar nulo, para sinalizar ao gerenciador do gatilho para pular o restante da operação para esta linha (ou seja, os gatilhos posteriores não serão disparados, e não ocorrerá o INSERT/UPDATE/DELETE para esta linha. Se for retornado um valor diferente de nulo, então a operação prossegue com este valor de linha. Retornar um valor de linha diferente do valor original de NEW altera a linha que será inserida ou atualizada (mas não tem efeito direto no caso do DELETE). Para alterar a linha a ser armazenada, é possível substituir valores individuais diretamente em NEW e retornar o NEW modificado, ou construir um novo registro/linha completo a ser retornado.</text:p>
      <text:p text:style-name="Text_20_body">O valor retornado por um gatilho BEFORE ou AFTER no nível de instrução, ou por um gatilho AFTER no nível de linha, é sempre ignorado; pode muito bem ser nulo. Entretanto, qualquer um destes tipos de gatilho pode interromper toda a operação gerando um erro.</text:p>
      <text:p text:style-name="Text_20_body">O <text:a xlink:type="simple" xlink:href="http://pgdocptbr.sourceforge.net/pg80/plpgsql-trigger.html#PLPGSQL-TRIGGER-EXAMPLE1">Exemplo 35-1</text:a> mostra um exemplo de procedimento de gatilho escrito em PL/pgSQL.</text:p>
      <text:p text:style-name="P2"><text:bookmark text:name="PLPGSQL-TRIGGER-EXAMPLE1"/>Exemplo 35-1. Procedimento de gatilho PL/pgSQL</text:p>
      <text:p text:style-name="Text_20_body">O gatilho deste exemplo garante que quando é inserida ou atualizada uma linha na tabela, fica sempre registrado nesta linha o usuário que efetuou a inserção ou a atualização, e quando isto ocorreu. Além disso, o gatilho verifica se é fornecido o nome do empregado, e se o valor do salário é um número positivo.</text:p>
      <text:p text:style-name="Preformatted_20_Text">CREATE TABLE emp (</text:p>
      <text:p text:style-name="Preformatted_20_Text"><text:s text:c="4"/>nome_emp <text:s text:c="6"/>text,</text:p>
      <text:p text:style-name="Preformatted_20_Text"><text:s text:c="4"/>salario <text:s text:c="7"/>integer,</text:p>
      <text:p text:style-name="Preformatted_20_Text"><text:s text:c="4"/>ultima_data <text:s text:c="3"/>timestamp,</text:p>
      <text:p text:style-name="Preformatted_20_Text"><text:s text:c="4"/>ultimo_usuario text</text:p>
      <text:p text:style-name="Preformatted_20_Text">);</text:p>
      <text:p text:style-name="Preformatted_20_Text"/>
      <text:p text:style-name="Preformatted_20_Text">CREATE FUNCTION emp_gatilho() RETURNS trigger AS $emp_gatilho$</text:p>
      <text:p text:style-name="Preformatted_20_Text"><text:s text:c="4"/>BEGIN</text:p>
      <text:p text:style-name="Preformatted_20_Text"><text:s text:c="8"/>-- Verificar se foi fornecido o nome e o salário do empregado</text:p>
      <text:p text:style-name="Preformatted_20_Text"><text:soft-page-break/><text:s text:c="8"/>IF NEW.nome_emp IS NULL THEN</text:p>
      <text:p text:style-name="Preformatted_20_Text"><text:s text:c="12"/>RAISE EXCEPTION 'O nome do empregado não pode ser nulo';</text:p>
      <text:p text:style-name="Preformatted_20_Text"><text:s text:c="8"/>END IF;</text:p>
      <text:p text:style-name="Preformatted_20_Text"><text:s text:c="8"/>IF NEW.salario IS NULL THEN</text:p>
      <text:p text:style-name="Preformatted_20_Text"><text:s text:c="12"/>RAISE EXCEPTION '% não pode ter um salário nulo', NEW.nome_emp;</text:p>
      <text:p text:style-name="Preformatted_20_Text"><text:s text:c="8"/>END IF;</text:p>
      <text:p text:style-name="Preformatted_20_Text"/>
      <text:p text:style-name="Preformatted_20_Text"><text:s text:c="8"/>-- Quem paga para trabalhar?</text:p>
      <text:p text:style-name="Preformatted_20_Text"><text:s text:c="8"/>IF NEW.salario &lt; 0 THEN</text:p>
      <text:p text:style-name="Preformatted_20_Text"><text:s text:c="12"/>RAISE EXCEPTION '% não pode ter um salário negativo', NEW.nome_emp;</text:p>
      <text:p text:style-name="Preformatted_20_Text"><text:s text:c="8"/>END IF;</text:p>
      <text:p text:style-name="Preformatted_20_Text"/>
      <text:p text:style-name="Preformatted_20_Text"><text:s text:c="8"/>-- Registrar quem alterou a folha de pagamento e quando</text:p>
      <text:p text:style-name="Preformatted_20_Text"><text:s text:c="8"/>NEW.ultima_data := 'now';</text:p>
      <text:p text:style-name="Preformatted_20_Text"><text:s text:c="8"/>NEW.ultimo_usuario := current_user;</text:p>
      <text:p text:style-name="Preformatted_20_Text"><text:s text:c="8"/>RETURN NEW;</text:p>
      <text:p text:style-name="Preformatted_20_Text"><text:s text:c="4"/>END;</text:p>
      <text:p text:style-name="Preformatted_20_Text">$emp_gatilho$ LANGUAGE plpgsql;</text:p>
      <text:p text:style-name="Preformatted_20_Text"/>
      <text:p text:style-name="Preformatted_20_Text">CREATE TRIGGER emp_gatilho BEFORE INSERT OR UPDATE ON emp</text:p>
      <text:p text:style-name="Preformatted_20_Text"><text:s text:c="4"/>FOR EACH ROW EXECUTE PROCEDURE emp_gatilho();</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0);</text:p>
      <text:p text:style-name="Preformatted_20_Text"/>
      <text:p text:style-name="Preformatted_20_Text">SELECT * FROM emp;</text:p>
      <text:p text:style-name="Preformatted_20_Text"/>
      <text:p text:style-name="Preformatted_20_Text"><text:span text:style-name="Example"><text:s/>nome_emp | salario | <text:s text:c="7"/>ultima_data <text:s text:c="8"/>| ultimo_usuario</text:span></text:p>
      <text:p text:style-name="Preformatted_20_Text"><text:span text:style-name="Example">----------+---------+----------------------------+----------------</text:span></text:p>
      <text:p text:style-name="Preformatted_20_Text"><text:span text:style-name="Example"><text:s/>João <text:s text:c="4"/>| <text:s text:c="3"/>1000 | 2005-11-25 07:07:50.59532 <text:s/>| folha</text:span></text:p>
      <text:p text:style-name="Preformatted_20_Text"><text:span text:style-name="Example"><text:s/>José <text:s text:c="4"/>| <text:s text:c="3"/>1500 | 2005-11-25 07:07:50.691905 | folha</text:span></text:p>
      <text:p text:style-name="Preformatted_20_Text"><text:span text:style-name="Example"><text:s/>Maria <text:s text:c="3"/>| <text:s text:c="3"/>2500 | 2005-11-25 07:07:50.694995 | folha</text:span></text:p>
      <text:p text:style-name="P6"><text:span text:style-name="Example">(3 linhas)</text:span></text:p>
      <text:p text:style-name="P2"><text:bookmark text:name="PLPGSQL-TRIGGER-EXAMPLE2"/>Exemplo 35-2. Procedimento de gatilho PL/pgSQL para registrar inserção e atualização</text:p>
      <text:p text:style-name="Text_20_body">O gatilho deste exemplo garante que quando é inserida ou atualizada uma linha na tabela, fica sempre registrado nesta linha o usuário que efetuou a inserção ou a atualização, e quando isto ocorreu. Porém, diferentemente do gatilho anterior, a criação e a atualização da linha são registradas em colunas diferentes. Além disso, o gatilho verifica se é fornecido o nome do empregado, e se o valor do salário é um número positivo. <text:a xlink:type="simple" xlink:href="http://pgdocptbr.sourceforge.net/pg80/plpgsql-trigger.html#FTN.AEN40160" office:name="AEN40160">[1]</text:a></text:p>
      <text:p text:style-name="Preformatted_20_Text">CREATE TABLE emp (</text:p>
      <text:p text:style-name="Preformatted_20_Text"><text:s text:c="4"/>nome_emp <text:s text:c="6"/>text,</text:p>
      <text:p text:style-name="Preformatted_20_Text"><text:s text:c="4"/>salario <text:s text:c="7"/>integer,</text:p>
      <text:p text:style-name="Preformatted_20_Text"><text:s text:c="4"/>usu_cria <text:s text:c="6"/>text, <text:s text:c="7"/>-- Usuário que criou a linha</text:p>
      <text:p text:style-name="Preformatted_20_Text"><text:s text:c="4"/>data_cria <text:s text:c="5"/>timestamp, <text:s text:c="2"/>-- Data da criação da linha</text:p>
      <text:p text:style-name="Preformatted_20_Text"><text:s text:c="4"/>usu_atu <text:s text:c="7"/>text, <text:s text:c="7"/>-- Usuário que fez a atualização</text:p>
      <text:p text:style-name="Preformatted_20_Text"><text:s text:c="4"/>data_atu <text:s text:c="6"/>timestamp <text:s text:c="3"/>-- Data da atualização</text:p>
      <text:p text:style-name="Preformatted_20_Text">);</text:p>
      <text:p text:style-name="Preformatted_20_Text"/>
      <text:p text:style-name="Preformatted_20_Text">CREATE FUNCTION emp_gatilho() RETURNS trigger AS $emp_gatilho$</text:p>
      <text:p text:style-name="Preformatted_20_Text"><text:s text:c="4"/>BEGIN</text:p>
      <text:p text:style-name="Preformatted_20_Text"><text:s text:c="8"/>-- Verificar se foi fornecido o nome do empregado</text:p>
      <text:p text:style-name="Preformatted_20_Text"><text:s text:c="8"/>IF NEW.nome_emp IS NULL THEN</text:p>
      <text:p text:style-name="Preformatted_20_Text"><text:s text:c="12"/>RAISE EXCEPTION 'O nome do empregado não pode ser nulo';</text:p>
      <text:p text:style-name="Preformatted_20_Text"><text:s text:c="8"/>END IF;</text:p>
      <text:p text:style-name="Preformatted_20_Text"><text:s text:c="8"/>IF NEW.salario IS NULL THEN</text:p>
      <text:p text:style-name="Preformatted_20_Text"><text:s text:c="12"/>RAISE EXCEPTION '% não pode ter um salário nulo', NEW.nome_emp;</text:p>
      <text:p text:style-name="Preformatted_20_Text"><text:s text:c="8"/>END IF;</text:p>
      <text:p text:style-name="Preformatted_20_Text"/>
      <text:p text:style-name="Preformatted_20_Text"><text:s text:c="8"/>-- Quem paga para trabalhar?</text:p>
      <text:p text:style-name="Preformatted_20_Text"><text:soft-page-break/><text:s text:c="8"/>IF NEW.salario &lt; 0 THEN</text:p>
      <text:p text:style-name="Preformatted_20_Text"><text:s text:c="12"/>RAISE EXCEPTION '% não pode ter um salário negativo', NEW.nome_emp;</text:p>
      <text:p text:style-name="Preformatted_20_Text"><text:s text:c="8"/>END IF;</text:p>
      <text:p text:style-name="Preformatted_20_Text"/>
      <text:p text:style-name="Preformatted_20_Text"><text:s text:c="8"/>-- Registrar quem criou a linha e quando</text:p>
      <text:p text:style-name="Preformatted_20_Text"><text:s text:c="8"/>IF (TG_OP = 'INSERT') THEN</text:p>
      <text:p text:style-name="Preformatted_20_Text"><text:s text:c="12"/>NEW.data_cria := current_timestamp;</text:p>
      <text:p text:style-name="Preformatted_20_Text"><text:s text:c="12"/>NEW.usu_cria <text:s/>:= current_user;</text:p>
      <text:p text:style-name="Preformatted_20_Text"><text:s text:c="8"/>-- Registrar quem alterou a linha e quando</text:p>
      <text:p text:style-name="Preformatted_20_Text"><text:s text:c="8"/>ELSIF (TG_OP = 'UPDATE') THEN</text:p>
      <text:p text:style-name="Preformatted_20_Text"><text:s text:c="12"/>NEW.data_atu := current_timestamp;</text:p>
      <text:p text:style-name="Preformatted_20_Text"><text:s text:c="12"/>NEW.usu_atu <text:s/>:= current_user;</text:p>
      <text:p text:style-name="Preformatted_20_Text"><text:s text:c="8"/>END IF;</text:p>
      <text:p text:style-name="Preformatted_20_Text"><text:s text:c="8"/>RETURN NEW;</text:p>
      <text:p text:style-name="Preformatted_20_Text"><text:s text:c="4"/>END;</text:p>
      <text:p text:style-name="Preformatted_20_Text">$emp_gatilho$ LANGUAGE plpgsql;</text:p>
      <text:p text:style-name="Preformatted_20_Text"/>
      <text:p text:style-name="Preformatted_20_Text">CREATE TRIGGER emp_gatilho BEFORE INSERT OR UPDATE ON emp</text:p>
      <text:p text:style-name="Preformatted_20_Text"><text:s text:c="4"/>FOR EACH ROW EXECUTE PROCEDURE emp_gatilho();</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text:p>
      <text:p text:style-name="Preformatted_20_Text">UPDATE emp SET salario = 2500 WHERE nome_emp = 'Maria';</text:p>
      <text:p text:style-name="Preformatted_20_Text"/>
      <text:p text:style-name="Preformatted_20_Text">SELECT * FROM emp;</text:p>
      <text:p text:style-name="Preformatted_20_Text"/>
      <text:p text:style-name="Preformatted_20_Text"><text:span text:style-name="Example"><text:s/>nome_emp | salario | usu_cria | <text:s text:c="8"/>data_cria <text:s text:c="9"/>| usu_atu | <text:s text:c="9"/>data_atu</text:span></text:p>
      <text:p text:style-name="Preformatted_20_Text"><text:span text:style-name="Example">----------+---------+----------+----------------------------+---------+----------------------------</text:span></text:p>
      <text:p text:style-name="Preformatted_20_Text"><text:span text:style-name="Example"><text:s/>João <text:s text:c="4"/>| <text:s text:c="3"/>1000 | folha <text:s text:c="3"/>| 2005-11-25 08:11:40.63868 <text:s/>| <text:s text:c="8"/>|</text:span></text:p>
      <text:p text:style-name="Preformatted_20_Text"><text:span text:style-name="Example"><text:s/>José <text:s text:c="4"/>| <text:s text:c="3"/>1500 | folha <text:s text:c="3"/>| 2005-11-25 08:11:40.674356 | <text:s text:c="8"/>|</text:span></text:p>
      <text:p text:style-name="Preformatted_20_Text"><text:span text:style-name="Example"><text:s/>Maria <text:s text:c="3"/>| <text:s text:c="3"/>2500 | folha <text:s text:c="3"/>| 2005-11-25 08:11:40.679592 | folha <text:s text:c="2"/>| 2005-11-25 08:11:40.682394</text:span></text:p>
      <text:p text:style-name="P6"><text:span text:style-name="Example">(3 linhas)</text:span></text:p>
      <text:p text:style-name="Text_20_body">Uma outra maneira de registrar as modificações na tabela envolve a criação de uma nova tabela contendo uma linha para cada inserção, atualização ou exclusão que ocorra. Esta abordagem pode ser considerada como uma auditoria das mudanças na tabela. O <text:a xlink:type="simple" xlink:href="http://pgdocptbr.sourceforge.net/pg80/plpgsql-trigger.html#PLPGSQL-TRIGGER-AUDIT-EXAMPLE">Exemplo 35-3</text:a> mostra um procedimento de gatilho de auditoria em PL/pgSQL.</text:p>
      <text:p text:style-name="P2"><text:bookmark text:name="PLPGSQL-TRIGGER-AUDIT-EXAMPLE"/>Exemplo 35-3. Procedimento de gatilho PL/pgSQL para auditoria</text:p>
      <text:p text:style-name="Text_20_body">Este gatilho garante que todas as inserções, atualizações e exclusões de linha na tabela emp são registradas na tabela emp_audit, para permitir auditar as operações efetuadas na tabela emp. O nome de usuário e a hora corrente são gravadas na linha, junto com o tipo de operação que foi realizada.</text:p>
      <text:p text:style-name="Preformatted_20_Text">CREATE TABLE emp (</text:p>
      <text:p text:style-name="Preformatted_20_Text"><text:s text:c="4"/>nome_emp <text:s text:c="3"/>text NOT NULL,</text:p>
      <text:p text:style-name="Preformatted_20_Text"><text:s text:c="4"/>salario <text:s text:c="4"/>integer</text:p>
      <text:p text:style-name="Preformatted_20_Text">);</text:p>
      <text:p text:style-name="Preformatted_20_Text"/>
      <text:p text:style-name="Preformatted_20_Text">CREATE TABLE emp_audit(</text:p>
      <text:p text:style-name="Preformatted_20_Text"><text:s text:c="4"/>operacao <text:s text:c="3"/>char(1) <text:s text:c="2"/>NOT NULL,</text:p>
      <text:p text:style-name="Preformatted_20_Text"><text:s text:c="4"/>usuario <text:s text:c="4"/>text <text:s text:c="5"/>NOT NULL,</text:p>
      <text:p text:style-name="Preformatted_20_Text"><text:s text:c="4"/>data <text:s text:c="7"/>timestamp NOT NULL,</text:p>
      <text:p text:style-name="Preformatted_20_Text"><text:s text:c="4"/>nome_emp <text:s text:c="3"/>text <text:s text:c="5"/>NOT NULL,</text:p>
      <text:p text:style-name="Preformatted_20_Text"><text:s text:c="4"/>salario <text:s text:c="4"/>integer</text:p>
      <text:p text:style-name="Preformatted_20_Text">);</text:p>
      <text:p text:style-name="Preformatted_20_Text"/>
      <text:p text:style-name="Preformatted_20_Text">CREATE OR REPLACE FUNCTION processa_emp_audit() RETURNS TRIGGER AS $emp_audit$</text:p>
      <text:p text:style-name="Preformatted_20_Text"><text:soft-page-break/><text:s text:c="4"/>BEGIN</text:p>
      <text:p text:style-name="Preformatted_20_Text"><text:s text:c="8"/>--</text:p>
      <text:p text:style-name="Preformatted_20_Text"><text:s text:c="8"/>-- Cria uma linha na tabela emp_audit para refletir a operação</text:p>
      <text:p text:style-name="Preformatted_20_Text"><text:s text:c="8"/>-- realizada na tabela emp. Utiliza a variável especial TG_OP</text:p>
      <text:p text:style-name="Preformatted_20_Text"><text:s text:c="8"/>-- para descobrir a operação sendo realizada.</text:p>
      <text:p text:style-name="Preformatted_20_Text"><text:s text:c="8"/>--</text:p>
      <text:p text:style-name="Preformatted_20_Text"><text:s text:c="8"/>IF (TG_OP = 'DELETE') THEN</text:p>
      <text:p text:style-name="Preformatted_20_Text"><text:s text:c="12"/>INSERT INTO emp_audit SELECT 'E', user, now(), OLD.*;</text:p>
      <text:p text:style-name="Preformatted_20_Text"><text:s text:c="12"/>RETURN OLD;</text:p>
      <text:p text:style-name="Preformatted_20_Text"><text:s text:c="8"/>ELSIF (TG_OP = 'UPDATE') THEN</text:p>
      <text:p text:style-name="Preformatted_20_Text"><text:s text:c="12"/>INSERT INTO emp_audit SELECT 'A', user, now(), NEW.*;</text:p>
      <text:p text:style-name="Preformatted_20_Text"><text:s text:c="12"/>RETURN NEW;</text:p>
      <text:p text:style-name="Preformatted_20_Text"><text:s text:c="8"/>ELSIF (TG_OP = 'INSERT') THEN</text:p>
      <text:p text:style-name="Preformatted_20_Text"><text:s text:c="12"/>INSERT INTO emp_audit SELECT 'I', user, now(), NEW.*;</text:p>
      <text:p text:style-name="Preformatted_20_Text"><text:s text:c="12"/>RETURN NEW;</text:p>
      <text:p text:style-name="Preformatted_20_Text"><text:s text:c="8"/>END IF;</text:p>
      <text:p text:style-name="Preformatted_20_Text"><text:s text:c="8"/>RETURN NULL; -- o resultado é ignorado uma vez que este é um gatilho AFTER</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INSERT OR UPDATE OR DELETE ON emp</text:p>
      <text:p text:style-name="Preformatted_20_Text"><text:s text:c="4"/>FOR EACH ROW EXECUTE PROCEDURE processa_emp_audit();</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text:p>
      <text:p text:style-name="Preformatted_20_Text">UPDATE emp SET salario = 2500 WHERE nome_emp = 'Maria';</text:p>
      <text:p text:style-name="Preformatted_20_Text">DELETE FROM emp WHERE nome_emp = 'João';</text:p>
      <text:p text:style-name="Preformatted_20_Text"/>
      <text:p text:style-name="Preformatted_20_Text">SELECT * FROM emp;</text:p>
      <text:p text:style-name="Preformatted_20_Text"/>
      <text:p text:style-name="Preformatted_20_Text"><text:span text:style-name="Example"><text:s/>nome_emp | salario</text:span></text:p>
      <text:p text:style-name="Preformatted_20_Text"><text:span text:style-name="Example">----------+---------</text:span></text:p>
      <text:p text:style-name="Preformatted_20_Text"><text:span text:style-name="Example"><text:s/>José <text:s text:c="4"/>| <text:s text:c="3"/>1500</text:span></text:p>
      <text:p text:style-name="Preformatted_20_Text"><text:span text:style-name="Example"><text:s/>Maria <text:s text:c="3"/>| <text:s text:c="3"/>2500</text:span></text:p>
      <text:p text:style-name="Preformatted_20_Text"><text:span text:style-name="Example">(2 linhas)</text:span></text:p>
      <text:p text:style-name="Preformatted_20_Text"/>
      <text:p text:style-name="Preformatted_20_Text">SELECT * FROM emp_audit;</text:p>
      <text:p text:style-name="Preformatted_20_Text"/>
      <text:p text:style-name="Preformatted_20_Text"><text:span text:style-name="Example"><text:s/>operacao | usuario | <text:s text:c="11"/>data <text:s text:c="11"/>| nome_emp | salario</text:span></text:p>
      <text:p text:style-name="Preformatted_20_Text"><text:span text:style-name="Example">----------+---------+----------------------------+----------+---------</text:span></text:p>
      <text:p text:style-name="Preformatted_20_Text"><text:span text:style-name="Example"><text:s/>I <text:s text:c="7"/>| folha <text:s text:c="2"/>| 2005-11-25 09:06:03.008735 | João <text:s text:c="4"/>| <text:s text:c="3"/>1000</text:span></text:p>
      <text:p text:style-name="Preformatted_20_Text"><text:span text:style-name="Example"><text:s/>I <text:s text:c="7"/>| folha <text:s text:c="2"/>| 2005-11-25 09:06:03.014245 | José <text:s text:c="4"/>| <text:s text:c="3"/>1500</text:span></text:p>
      <text:p text:style-name="Preformatted_20_Text"><text:span text:style-name="Example"><text:s/>I <text:s text:c="7"/>| folha <text:s text:c="2"/>| 2005-11-25 09:06:03.049443 | Maria <text:s text:c="3"/>| <text:s text:c="4"/>250</text:span></text:p>
      <text:p text:style-name="Preformatted_20_Text"><text:span text:style-name="Example"><text:s/>A <text:s text:c="7"/>| folha <text:s text:c="2"/>| 2005-11-25 09:06:03.052972 | Maria <text:s text:c="3"/>| <text:s text:c="3"/>2500</text:span></text:p>
      <text:p text:style-name="Preformatted_20_Text"><text:span text:style-name="Example"><text:s/>E <text:s text:c="7"/>| folha <text:s text:c="2"/>| 2005-11-25 09:06:03.056774 | João <text:s text:c="4"/>| <text:s text:c="3"/>1000</text:span></text:p>
      <text:p text:style-name="P6"><text:span text:style-name="Example">(5 linhas)</text:span></text:p>
      <text:p text:style-name="P2"><text:bookmark text:name="PLPGSQL-TRIGGER-AUDIT-EXAMPLE-COL"/>Exemplo 35-4. Procedimento de gatilho PL/pgSQL para auditoria no nível de coluna</text:p>
      <text:p text:style-name="Text_20_body">Este gatilho registra todas as atualizações realizadas nas colunas nome_emp e salario da tabela emp na tabela emp_audit (isto é, as colunas são auditadas). O nome de usuário e a hora corrente são registrados junto com a chave da linha (id) e a informação atualizada. Não é permitido atualizar a chave da linha. Este exemplo difere do anterior pela auditoria ser no nível de coluna, e não no nível de linha. <text:a xlink:type="simple" xlink:href="http://pgdocptbr.sourceforge.net/pg80/plpgsql-trigger.html#FTN.AEN40183" office:name="AEN40183">[2]</text:a></text:p>
      <text:p text:style-name="Preformatted_20_Text">CREATE TABLE emp (</text:p>
      <text:p text:style-name="Preformatted_20_Text"><text:s text:c="4"/>id <text:s text:c="9"/>serial <text:s/>PRIMARY KEY,</text:p>
      <text:p text:style-name="Preformatted_20_Text"><text:s text:c="4"/>nome_emp <text:s text:c="3"/>text <text:s text:c="3"/>NOT NULL,</text:p>
      <text:p text:style-name="Preformatted_20_Text"><text:s text:c="4"/>salario <text:s text:c="4"/>integer</text:p>
      <text:p text:style-name="Preformatted_20_Text">);</text:p>
      <text:p text:style-name="Preformatted_20_Text"><text:soft-page-break/></text:p>
      <text:p text:style-name="Preformatted_20_Text">CREATE TABLE emp_audit(</text:p>
      <text:p text:style-name="Preformatted_20_Text"><text:s text:c="4"/>usuario <text:s text:c="8"/>text <text:s text:c="5"/>NOT NULL,</text:p>
      <text:p text:style-name="Preformatted_20_Text"><text:s text:c="4"/>data <text:s text:c="11"/>timestamp NOT NULL,</text:p>
      <text:p text:style-name="Preformatted_20_Text"><text:s text:c="4"/>id <text:s text:c="13"/>integer <text:s text:c="2"/>NOT NULL,</text:p>
      <text:p text:style-name="Preformatted_20_Text"><text:s text:c="4"/>coluna <text:s text:c="9"/>text <text:s text:c="5"/>NOT NULL,</text:p>
      <text:p text:style-name="Preformatted_20_Text"><text:s text:c="4"/>valor_antigo <text:s text:c="3"/>text <text:s text:c="5"/>NOT NULL,</text:p>
      <text:p text:style-name="Preformatted_20_Text"><text:s text:c="4"/>valor_novo <text:s text:c="5"/>text <text:s text:c="5"/>NOT NULL</text:p>
      <text:p text:style-name="Preformatted_20_Text">);</text:p>
      <text:p text:style-name="Preformatted_20_Text"/>
      <text:p text:style-name="Preformatted_20_Text">CREATE OR REPLACE FUNCTION processa_emp_audit() RETURNS TRIGGER AS $emp_audit$</text:p>
      <text:p text:style-name="Preformatted_20_Text"><text:s text:c="4"/>BEGIN</text:p>
      <text:p text:style-name="Preformatted_20_Text"><text:s text:c="8"/>--</text:p>
      <text:p text:style-name="Preformatted_20_Text"><text:s text:c="8"/>-- Não permitir atualizar a chave primária</text:p>
      <text:p text:style-name="Preformatted_20_Text"><text:s text:c="8"/>--</text:p>
      <text:p text:style-name="Preformatted_20_Text"><text:s text:c="8"/>IF (NEW.id &lt;&gt; OLD.id) THEN</text:p>
      <text:p text:style-name="Preformatted_20_Text"><text:s text:c="12"/>RAISE EXCEPTION 'Não é permitido atualizar o campo ID';</text:p>
      <text:p text:style-name="Preformatted_20_Text"><text:s text:c="8"/>END IF;</text:p>
      <text:p text:style-name="Preformatted_20_Text"><text:s text:c="8"/>--</text:p>
      <text:p text:style-name="Preformatted_20_Text"><text:s text:c="8"/>-- Inserir linhas na tabela emp_audit para refletir as alterações</text:p>
      <text:p text:style-name="Preformatted_20_Text"><text:s text:c="8"/>-- realizada na tabela emp.</text:p>
      <text:p text:style-name="Preformatted_20_Text"><text:s text:c="8"/>--</text:p>
      <text:p text:style-name="Preformatted_20_Text"><text:s text:c="8"/>IF (NEW.nome_emp &lt;&gt; OLD.nome_emp) THEN</text:p>
      <text:p text:style-name="Preformatted_20_Text"><text:s text:c="11"/>INSERT INTO emp_audit SELECT current_user, current_timestamp,</text:p>
      <text:p text:style-name="Preformatted_20_Text"><text:s text:c="23"/>NEW.id, 'nome_emp', OLD.nome_emp, NEW.nome_emp;</text:p>
      <text:p text:style-name="Preformatted_20_Text"><text:s text:c="8"/>END IF;</text:p>
      <text:p text:style-name="Preformatted_20_Text"><text:s text:c="8"/>IF (NEW.salario &lt;&gt; OLD.salario) THEN</text:p>
      <text:p text:style-name="Preformatted_20_Text"><text:s text:c="11"/>INSERT INTO emp_audit SELECT current_user, current_timestamp,</text:p>
      <text:p text:style-name="Preformatted_20_Text"><text:s text:c="23"/>NEW.id, 'salario', OLD.salario, NEW.salario;</text:p>
      <text:p text:style-name="Preformatted_20_Text"><text:s text:c="8"/>END IF;</text:p>
      <text:p text:style-name="Preformatted_20_Text"><text:s text:c="8"/>RETURN NULL; -- o resultado é ignorado uma vez que este é um gatilho AFTER</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UPDATE ON emp</text:p>
      <text:p text:style-name="Preformatted_20_Text"><text:s text:c="4"/>FOR EACH ROW EXECUTE PROCEDURE processa_emp_audit();</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0);</text:p>
      <text:p text:style-name="Preformatted_20_Text">UPDATE emp SET salario = 2500 WHERE id = 2;</text:p>
      <text:p text:style-name="Preformatted_20_Text">UPDATE emp SET nome_emp = 'Maria Cecília' WHERE id = 3;</text:p>
      <text:p text:style-name="Preformatted_20_Text">UPDATE emp SET id=100 WHERE id=1;</text:p>
      <text:p text:style-name="Preformatted_20_Text"><text:span text:style-name="Example">ERRO: <text:s/>Não é permitido atualizar o campo ID</text:span></text:p>
      <text:p text:style-name="Preformatted_20_Text"/>
      <text:p text:style-name="Preformatted_20_Text">SELECT * FROM emp;</text:p>
      <text:p text:style-name="Preformatted_20_Text"/>
      <text:p text:style-name="Preformatted_20_Text"><text:span text:style-name="Example"><text:s/>id | <text:s text:c="2"/>nome_emp <text:s text:c="3"/>| salario</text:span></text:p>
      <text:p text:style-name="Preformatted_20_Text"><text:span text:style-name="Example">----+---------------+---------</text:span></text:p>
      <text:p text:style-name="Preformatted_20_Text"><text:span text:style-name="Example"><text:s text:c="2"/>1 | João <text:s text:c="9"/>| <text:s text:c="3"/>1000</text:span></text:p>
      <text:p text:style-name="Preformatted_20_Text"><text:span text:style-name="Example"><text:s text:c="2"/>2 | José <text:s text:c="9"/>| <text:s text:c="3"/>2500</text:span></text:p>
      <text:p text:style-name="Preformatted_20_Text"><text:span text:style-name="Example"><text:s text:c="2"/>3 | Maria Cecília | <text:s text:c="3"/>2500</text:span></text:p>
      <text:p text:style-name="Preformatted_20_Text"><text:span text:style-name="Example">(3 linhas)</text:span></text:p>
      <text:p text:style-name="Preformatted_20_Text"/>
      <text:p text:style-name="Preformatted_20_Text">SELECT * FROM emp_audit;</text:p>
      <text:p text:style-name="Preformatted_20_Text"/>
      <text:p text:style-name="Preformatted_20_Text"><text:span text:style-name="Example"><text:s/>usuario | <text:s text:c="11"/>data <text:s text:c="11"/>| id | <text:s/>coluna <text:s/>| valor_antigo | <text:s/>valor_novo</text:span></text:p>
      <text:p text:style-name="Preformatted_20_Text"><text:span text:style-name="Example">---------+----------------------------+----+----------+--------------+---------------</text:span></text:p>
      <text:p text:style-name="Preformatted_20_Text"><text:span text:style-name="Example"><text:s/>folha <text:s text:c="2"/>| 2005-11-25 12:21:08.493268 | <text:s/>2 | salario <text:s/>| 1500 <text:s text:c="8"/>| 2500</text:span></text:p>
      <text:p text:style-name="Preformatted_20_Text"><text:span text:style-name="Example"><text:s/>folha <text:s text:c="2"/>| 2005-11-25 12:21:08.49822 <text:s/>| <text:s/>3 | nome_emp | Maria <text:s text:c="7"/>| Maria </text:span><text:soft-page-break/><text:span text:style-name="Example">Cecília</text:span></text:p>
      <text:p text:style-name="P6"><text:span text:style-name="Example">(2 linhas)</text:span></text:p>
      <text:p text:style-name="Text_20_body">Uma das utilizações de gatilho é para manter uma tabela contendo o sumário de outra tabela. O sumário produzido pode ser utilizado no lugar da tabela original em diversas consultas — geralmente com um tempo de execução bem menor. Esta técnica é muito utilizada em Armazém de Dados (Data Warehousing), onde as tabelas dos dados medidos ou observados (chamadas de tabelas fato) podem ser muito grandes. O <text:a xlink:type="simple" xlink:href="http://pgdocptbr.sourceforge.net/pg80/plpgsql-trigger.html#PLPGSQL-TRIGGER-SUMMARY-EXAMPLE">Exemplo 35-5</text:a> mostra um procedimento de gatilho em PL/pgSQL para manter uma tabela de sumário de uma tabela fato em um armazém de dados.</text:p>
      <text:p text:style-name="P2"><text:bookmark text:name="PLPGSQL-TRIGGER-SUMMARY-EXAMPLE"/>Exemplo 35-5. Procedimento de gatilho PL/pgSQL para manter uma tabela sumário</text:p>
      <text:p text:style-name="Text_20_body">O esquema que está detalhado a seguir é parcialmente baseado no exemplo <text:span text:style-name="T3">Grocery Store</text:span> do livro <text:span text:style-name="T3">The Data Warehouse Toolkit</text:span> de Ralph Kimball.</text:p>
      <text:p text:style-name="Preformatted_20_Text">--</text:p>
      <text:p text:style-name="Preformatted_20_Text">-- Main tables - time dimension and sales fact.</text:p>
      <text:p text:style-name="Preformatted_20_Text">--</text:p>
      <text:p text:style-name="Preformatted_20_Text">CREATE TABLE time_dimension (</text:p>
      <text:p text:style-name="Preformatted_20_Text"><text:s text:c="4"/>time_key <text:s text:c="19"/>integer NOT NULL,</text:p>
      <text:p text:style-name="Preformatted_20_Text"><text:s text:c="4"/>day_of_week <text:s text:c="16"/>integer NOT NULL,</text:p>
      <text:p text:style-name="Preformatted_20_Text"><text:s text:c="4"/>day_of_month <text:s text:c="15"/>integer NOT NULL,</text:p>
      <text:p text:style-name="Preformatted_20_Text"><text:s text:c="4"/>month <text:s text:c="22"/>integer NOT NULL,</text:p>
      <text:p text:style-name="Preformatted_20_Text"><text:s text:c="4"/>quarter <text:s text:c="20"/>integer NOT NULL,</text:p>
      <text:p text:style-name="Preformatted_20_Text"><text:s text:c="4"/>year <text:s text:c="23"/>integer NOT NULL</text:p>
      <text:p text:style-name="Preformatted_20_Text">);</text:p>
      <text:p text:style-name="Preformatted_20_Text">CREATE UNIQUE INDEX time_dimension_key ON time_dimension(time_key);</text:p>
      <text:p text:style-name="Preformatted_20_Text"/>
      <text:p text:style-name="Preformatted_20_Text">CREATE TABLE sales_fact (</text:p>
      <text:p text:style-name="Preformatted_20_Text"><text:s text:c="4"/>time_key <text:s text:c="19"/>integer NOT NULL,</text:p>
      <text:p text:style-name="Preformatted_20_Text"><text:s text:c="4"/>product_key <text:s text:c="16"/>integer NOT NULL,</text:p>
      <text:p text:style-name="Preformatted_20_Text"><text:s text:c="4"/>store_key <text:s text:c="18"/>integer NOT NULL,</text:p>
      <text:p text:style-name="Preformatted_20_Text"><text:s text:c="4"/>amount_sold <text:s text:c="16"/>numeric(12,2) NOT NULL,</text:p>
      <text:p text:style-name="Preformatted_20_Text"><text:s text:c="4"/>units_sold <text:s text:c="17"/>integer NOT NULL,</text:p>
      <text:p text:style-name="Preformatted_20_Text"><text:s text:c="4"/>amount_cost <text:s text:c="16"/>numeric(12,2) NOT NULL</text:p>
      <text:p text:style-name="Preformatted_20_Text">);</text:p>
      <text:p text:style-name="Preformatted_20_Text">CREATE INDEX sales_fact_time ON sales_fact(time_key);</text:p>
      <text:p text:style-name="Preformatted_20_Text"/>
      <text:p text:style-name="Preformatted_20_Text">--</text:p>
      <text:p text:style-name="Preformatted_20_Text">-- Summary table - sales by time.</text:p>
      <text:p text:style-name="Preformatted_20_Text">--</text:p>
      <text:p text:style-name="Preformatted_20_Text">CREATE TABLE sales_summary_bytime (</text:p>
      <text:p text:style-name="Preformatted_20_Text"><text:s text:c="4"/>time_key <text:s text:c="19"/>integer NOT NULL,</text:p>
      <text:p text:style-name="Preformatted_20_Text"><text:s text:c="4"/>amount_sold <text:s text:c="16"/>numeric(15,2) NOT NULL,</text:p>
      <text:p text:style-name="Preformatted_20_Text"><text:s text:c="4"/>units_sold <text:s text:c="17"/>numeric(12) NOT NULL,</text:p>
      <text:p text:style-name="Preformatted_20_Text"><text:s text:c="4"/>amount_cost <text:s text:c="16"/>numeric(15,2) NOT NULL</text:p>
      <text:p text:style-name="Preformatted_20_Text">);</text:p>
      <text:p text:style-name="Preformatted_20_Text">CREATE UNIQUE INDEX sales_summary_bytime_key ON sales_summary_bytime(time_key);</text:p>
      <text:p text:style-name="Preformatted_20_Text"/>
      <text:p text:style-name="Preformatted_20_Text">--</text:p>
      <text:p text:style-name="Preformatted_20_Text">-- Function and trigger to amend summarized column(s) on UPDATE, INSERT, DELETE.</text:p>
      <text:p text:style-name="Preformatted_20_Text">--</text:p>
      <text:p text:style-name="Preformatted_20_Text">CREATE OR REPLACE FUNCTION maint_sales_summary_bytime() RETURNS TRIGGER AS $maint_sales_summary_bytime$</text:p>
      <text:p text:style-name="Preformatted_20_Text"><text:s text:c="4"/>DECLARE</text:p>
      <text:p text:style-name="Preformatted_20_Text"><text:s text:c="8"/>delta_time_key <text:s text:c="9"/>integer;</text:p>
      <text:p text:style-name="Preformatted_20_Text"><text:s text:c="8"/>delta_amount_sold <text:s text:c="6"/>numeric(15,2);</text:p>
      <text:p text:style-name="Preformatted_20_Text"><text:s text:c="8"/>delta_units_sold <text:s text:c="7"/>numeric(12);</text:p>
      <text:p text:style-name="Preformatted_20_Text"><text:s text:c="8"/>delta_amount_cost <text:s text:c="6"/>numeric(15,2);</text:p>
      <text:p text:style-name="Preformatted_20_Text"><text:s text:c="4"/>BEGIN</text:p>
      <text:p text:style-name="Preformatted_20_Text"/>
      <text:p text:style-name="Preformatted_20_Text"><text:s text:c="8"/>-- Work out the increment/decrement amount(s).</text:p>
      <text:p text:style-name="Preformatted_20_Text"><text:s text:c="8"/>IF (TG_OP = 'DELETE') THEN</text:p>
      <text:p text:style-name="Preformatted_20_Text"><text:soft-page-break/></text:p>
      <text:p text:style-name="Preformatted_20_Text"><text:s text:c="12"/>delta_time_key = OLD.time_key;</text:p>
      <text:p text:style-name="Preformatted_20_Text"><text:s text:c="12"/>delta_amount_sold = -1 * OLD.amount_sold;</text:p>
      <text:p text:style-name="Preformatted_20_Text"><text:s text:c="12"/>delta_units_sold = -1 * OLD.units_sold;</text:p>
      <text:p text:style-name="Preformatted_20_Text"><text:s text:c="12"/>delta_amount_cost = -1 * OLD.amount_cost;</text:p>
      <text:p text:style-name="Preformatted_20_Text"/>
      <text:p text:style-name="Preformatted_20_Text"><text:s text:c="8"/>ELSIF (TG_OP = 'UPDATE') THEN</text:p>
      <text:p text:style-name="Preformatted_20_Text"/>
      <text:p text:style-name="Preformatted_20_Text"><text:s text:c="12"/>-- forbid updates that change the time_key -</text:p>
      <text:p text:style-name="Preformatted_20_Text"><text:s text:c="12"/>-- (probably not too onerous, as DELETE + INSERT is how most</text:p>
      <text:p text:style-name="Preformatted_20_Text"><text:s text:c="12"/>-- changes will be made).</text:p>
      <text:p text:style-name="Preformatted_20_Text"><text:s text:c="12"/>IF ( OLD.time_key != NEW.time_key) THEN</text:p>
      <text:p text:style-name="Preformatted_20_Text"><text:s text:c="16"/>RAISE EXCEPTION 'Update of time_key : % -&gt; % not allowed', OLD.time_key, NEW.time_key;</text:p>
      <text:p text:style-name="Preformatted_20_Text"><text:s text:c="12"/>END IF;</text:p>
      <text:p text:style-name="Preformatted_20_Text"/>
      <text:p text:style-name="Preformatted_20_Text"><text:s text:c="12"/>delta_time_key = OLD.time_key;</text:p>
      <text:p text:style-name="Preformatted_20_Text"><text:s text:c="12"/>delta_amount_sold = NEW.amount_sold - OLD.amount_sold;</text:p>
      <text:p text:style-name="Preformatted_20_Text"><text:s text:c="12"/>delta_units_sold = NEW.units_sold - OLD.units_sold;</text:p>
      <text:p text:style-name="Preformatted_20_Text"><text:s text:c="12"/>delta_amount_cost = NEW.amount_cost - OLD.amount_cost;</text:p>
      <text:p text:style-name="Preformatted_20_Text"/>
      <text:p text:style-name="Preformatted_20_Text"><text:s text:c="8"/>ELSIF (TG_OP = 'INSERT') THEN</text:p>
      <text:p text:style-name="Preformatted_20_Text"/>
      <text:p text:style-name="Preformatted_20_Text"><text:s text:c="12"/>delta_time_key = NEW.time_key;</text:p>
      <text:p text:style-name="Preformatted_20_Text"><text:s text:c="12"/>delta_amount_sold = NEW.amount_sold;</text:p>
      <text:p text:style-name="Preformatted_20_Text"><text:s text:c="12"/>delta_units_sold = NEW.units_sold;</text:p>
      <text:p text:style-name="Preformatted_20_Text"><text:s text:c="12"/>delta_amount_cost = NEW.amount_cost;</text:p>
      <text:p text:style-name="Preformatted_20_Text"/>
      <text:p text:style-name="Preformatted_20_Text"><text:s text:c="8"/>END IF;</text:p>
      <text:p text:style-name="Preformatted_20_Text"/>
      <text:p text:style-name="Preformatted_20_Text"/>
      <text:p text:style-name="Preformatted_20_Text"><text:s text:c="8"/>-- Update the summary row with the new values.</text:p>
      <text:p text:style-name="Preformatted_20_Text"><text:s text:c="8"/>UPDATE sales_summary_bytime</text:p>
      <text:p text:style-name="Preformatted_20_Text"><text:s text:c="12"/>SET amount_sold = amount_sold + delta_amount_sold,</text:p>
      <text:p text:style-name="Preformatted_20_Text"><text:s text:c="16"/>units_sold = units_sold + delta_units_sold,</text:p>
      <text:p text:style-name="Preformatted_20_Text"><text:s text:c="16"/>amount_cost = amount_cost + delta_amount_cost</text:p>
      <text:p text:style-name="Preformatted_20_Text"><text:s text:c="12"/>WHERE time_key = delta_time_key;</text:p>
      <text:p text:style-name="Preformatted_20_Text"/>
      <text:p text:style-name="Preformatted_20_Text"/>
      <text:p text:style-name="Preformatted_20_Text"><text:s text:c="8"/>-- There might have been no row with this time_key (e.g new data!).</text:p>
      <text:p text:style-name="Preformatted_20_Text"><text:s text:c="8"/>IF (NOT FOUND) THEN</text:p>
      <text:p text:style-name="Preformatted_20_Text"><text:s text:c="12"/>BEGIN</text:p>
      <text:p text:style-name="Preformatted_20_Text"><text:s text:c="16"/>INSERT INTO sales_summary_bytime (</text:p>
      <text:p text:style-name="Preformatted_20_Text"><text:s text:c="28"/>time_key,</text:p>
      <text:p text:style-name="Preformatted_20_Text"><text:s text:c="28"/>amount_sold,</text:p>
      <text:p text:style-name="Preformatted_20_Text"><text:s text:c="28"/>units_sold,</text:p>
      <text:p text:style-name="Preformatted_20_Text"><text:s text:c="28"/>amount_cost)</text:p>
      <text:p text:style-name="Preformatted_20_Text"><text:s text:c="20"/>VALUES (</text:p>
      <text:p text:style-name="Preformatted_20_Text"><text:s text:c="28"/>delta_time_key,</text:p>
      <text:p text:style-name="Preformatted_20_Text"><text:s text:c="28"/>delta_amount_sold,</text:p>
      <text:p text:style-name="Preformatted_20_Text"><text:s text:c="28"/>delta_units_sold,</text:p>
      <text:p text:style-name="Preformatted_20_Text"><text:s text:c="28"/>delta_amount_cost</text:p>
      <text:p text:style-name="Preformatted_20_Text"><text:s text:c="27"/>);</text:p>
      <text:p text:style-name="Preformatted_20_Text"><text:s text:c="12"/>EXCEPTION</text:p>
      <text:p text:style-name="Preformatted_20_Text"><text:s text:c="16"/>--</text:p>
      <text:p text:style-name="Preformatted_20_Text"><text:s text:c="16"/>-- Catch race condition when two transactions are adding data</text:p>
      <text:p text:style-name="Preformatted_20_Text"><text:s text:c="16"/>-- for a new time_key.</text:p>
      <text:p text:style-name="Preformatted_20_Text"><text:s text:c="16"/>--</text:p>
      <text:p text:style-name="Preformatted_20_Text"><text:s text:c="16"/>WHEN UNIQUE_VIOLATION THEN</text:p>
      <text:p text:style-name="Preformatted_20_Text"><text:s text:c="20"/>UPDATE sales_summary_bytime</text:p>
      <text:p text:style-name="Preformatted_20_Text"><text:s text:c="24"/>SET amount_sold = amount_sold + delta_amount_sold,</text:p>
      <text:p text:style-name="Preformatted_20_Text"><text:s text:c="28"/>units_sold = units_sold + delta_units_sold,</text:p>
      <text:p text:style-name="Preformatted_20_Text"><text:s text:c="28"/>amount_cost = amount_cost + delta_amount_cost</text:p>
      <text:p text:style-name="Preformatted_20_Text"><text:s text:c="24"/>WHERE time_key = delta_time_key;</text:p>
      <text:p text:style-name="Preformatted_20_Text"><text:soft-page-break/></text:p>
      <text:p text:style-name="Preformatted_20_Text"><text:s text:c="12"/>END;</text:p>
      <text:p text:style-name="Preformatted_20_Text"><text:s text:c="8"/>END IF;</text:p>
      <text:p text:style-name="Preformatted_20_Text"><text:s text:c="8"/>RETURN NULL;</text:p>
      <text:p text:style-name="Preformatted_20_Text"/>
      <text:p text:style-name="Preformatted_20_Text"><text:s text:c="4"/>END;</text:p>
      <text:p text:style-name="Preformatted_20_Text">$maint_sales_summary_bytime$ LANGUAGE plpgsql;</text:p>
      <text:p text:style-name="Preformatted_20_Text"/>
      <text:p text:style-name="Preformatted_20_Text">CREATE TRIGGER maint_sales_summary_bytime</text:p>
      <text:p text:style-name="Preformatted_20_Text">AFTER INSERT OR UPDATE OR DELETE ON sales_fact</text:p>
      <text:p text:style-name="P6"><text:s text:c="4"/>FOR EACH ROW EXECUTE PROCEDURE maint_sales_summary_bytime();</text:p>
      <text:p text:style-name="P2"><text:bookmark text:name="PLPGSQL-TRIGGER-OVERLAP"/>Exemplo 35-6. Procedimento de gatilho para controlar sobreposição de datas</text:p>
      <text:p text:style-name="Text_20_body">O gatilho deste exemplo verifica se o compromiso sendo agendado ou modificado se sobrepõe a outro compromisso já agendado. Se houver sobreposição, emite mensagem de erro e não permite a operação. <text:a xlink:type="simple" xlink:href="http://pgdocptbr.sourceforge.net/pg80/plpgsql-trigger.html#FTN.AEN40202" office:name="AEN40202">[3]</text:a></text:p>
      <text:p text:style-name="Text_20_body">Abaixo está mostrado o script utilizado para criar a tabela, a função de gatilho e os gatilhos de inserção e atualização.</text:p>
      <text:p text:style-name="Preformatted_20_Text">CREATE TABLE agendamentos (</text:p>
      <text:p text:style-name="Preformatted_20_Text"><text:s text:c="4"/>id <text:s text:c="9"/>SERIAL PRIMARY KEY,</text:p>
      <text:p text:style-name="Preformatted_20_Text"><text:s text:c="4"/>nome <text:s text:c="7"/>TEXT,</text:p>
      <text:p text:style-name="Preformatted_20_Text"><text:s text:c="4"/>evento <text:s text:c="5"/>TEXT,</text:p>
      <text:p text:style-name="Preformatted_20_Text"><text:s text:c="4"/>data_inicio TIMESTAMP,</text:p>
      <text:p text:style-name="Preformatted_20_Text"><text:s text:c="4"/>data_fim <text:s text:c="3"/>TIMESTAMP</text:p>
      <text:p text:style-name="Preformatted_20_Text">);</text:p>
      <text:p text:style-name="Preformatted_20_Text"/>
      <text:p text:style-name="Preformatted_20_Text">CREATE FUNCTION fun_verifica_agendamentos() RETURNS "trigger" AS</text:p>
      <text:p text:style-name="Preformatted_20_Text">$fun_verifica_agendamentos$</text:p>
      <text:p text:style-name="Preformatted_20_Text"><text:s text:c="4"/>BEGIN</text:p>
      <text:p text:style-name="Preformatted_20_Text"><text:s text:c="8"/>/* Verificar se a data de início é maior que a data de fim */</text:p>
      <text:p text:style-name="Preformatted_20_Text"><text:s text:c="8"/>IF NEW.data_inicio &gt; NEW.data_fim THEN</text:p>
      <text:p text:style-name="Preformatted_20_Text"><text:s text:c="11"/>RAISE EXCEPTION 'A data de início não pode ser maior que a data de fim';</text:p>
      <text:p text:style-name="Preformatted_20_Text"><text:s text:c="8"/>END IF;</text:p>
      <text:p text:style-name="Preformatted_20_Text"><text:s text:c="8"/>/* Verificar se há sobreposição com agendamentos existentes */</text:p>
      <text:p text:style-name="Preformatted_20_Text"><text:s text:c="8"/>IF EXISTS (</text:p>
      <text:p text:style-name="Preformatted_20_Text"><text:s text:c="12"/>SELECT 1</text:p>
      <text:p text:style-name="Preformatted_20_Text"><text:s text:c="16"/>FROM agendamentos</text:p>
      <text:p text:style-name="Preformatted_20_Text"><text:s text:c="16"/>WHERE nome = NEW.nome</text:p>
      <text:p text:style-name="Preformatted_20_Text"><text:s text:c="18"/>AND ((data_inicio, data_fim) OVERLAPS</text:p>
      <text:p text:style-name="Preformatted_20_Text"><text:s text:c="23"/>(NEW.data_inicio, NEW.data_fim))</text:p>
      <text:p text:style-name="Preformatted_20_Text"><text:s text:c="8"/>)</text:p>
      <text:p text:style-name="Preformatted_20_Text"><text:s text:c="8"/>THEN</text:p>
      <text:p text:style-name="Preformatted_20_Text"><text:s text:c="12"/>RAISE EXCEPTION 'impossível agendar - existe outro compromisso';</text:p>
      <text:p text:style-name="Preformatted_20_Text"><text:s text:c="8"/>END IF;</text:p>
      <text:p text:style-name="Preformatted_20_Text"><text:s text:c="8"/>RETURN NEW;</text:p>
      <text:p text:style-name="Preformatted_20_Text"><text:s text:c="4"/>END;</text:p>
      <text:p text:style-name="Preformatted_20_Text">$fun_verifica_agendamentos$ LANGUAGE plpgsql;</text:p>
      <text:p text:style-name="Preformatted_20_Text"/>
      <text:p text:style-name="Preformatted_20_Text">COMMENT ON FUNCTION fun_verifica_agendamentos() IS</text:p>
      <text:p text:style-name="Preformatted_20_Text"><text:s text:c="4"/>'Verifica se o agendamento é possível';</text:p>
      <text:p text:style-name="Preformatted_20_Text"/>
      <text:p text:style-name="Preformatted_20_Text">CREATE TRIGGER trg_agendamentos_ins</text:p>
      <text:p text:style-name="Preformatted_20_Text"><text:s text:c="4"/>BEFORE INSERT ON agendamentos</text:p>
      <text:p text:style-name="Preformatted_20_Text"><text:s text:c="4"/>FOR EACH ROW</text:p>
      <text:p text:style-name="Preformatted_20_Text"><text:s text:c="4"/>EXECUTE PROCEDURE fun_verifica_agendamentos();</text:p>
      <text:p text:style-name="Preformatted_20_Text"/>
      <text:p text:style-name="Preformatted_20_Text">CREATE TRIGGER trg_agendamentos_upd</text:p>
      <text:p text:style-name="Preformatted_20_Text"><text:s text:c="4"/>BEFORE UPDATE ON agendamentos</text:p>
      <text:p text:style-name="Preformatted_20_Text"><text:s text:c="4"/>FOR EACH ROW</text:p>
      <text:p text:style-name="P6"><text:s text:c="4"/>EXECUTE PROCEDURE fun_verifica_agendamentos();</text:p>
      <text:p text:style-name="Text_20_body"><text:soft-page-break/>Abaixo está mostrado um exemplo de utilização do gatilho. Deve ser observado que os intervalos ('2005-08-23 14:00:00', '2005-08-23 15:00:00') e ('2005-08-23 15:00:00', '2005-08-23 16:00:00') não se sobrepõem, uma vez que o primeiro intervalo termina às quinze horas, enquanto o segundo intervalo inicia às quinze horas, estando, portanto, o segundo intervalo imediatamente após o primeiro.</text:p>
      <text:p text:style-name="Preformatted_20_Text"><text:span text:style-name="Example">=&gt;</text:span> <text:span text:style-name="User_20_Entry">INSERT INTO agendamentos VALUES (DEFAULT,'Joana','Congresso','2005-08-23','2005-08-24');</text:span></text:p>
      <text:p text:style-name="Preformatted_20_Text"><text:span text:style-name="Example">=&gt;</text:span> <text:span text:style-name="User_20_Entry">INSERT INTO agendamentos VALUES (DEFAULT,'Joana','Viagem','2005-08-24','2005-08-26');</text:span></text:p>
      <text:p text:style-name="Preformatted_20_Text"><text:span text:style-name="Example">=&gt;</text:span> <text:span text:style-name="User_20_Entry">INSERT INTO agendamentos VALUES (DEFAULT,'Joana','Palestra','2005-08-23','2005-08-26');</text:span></text:p>
      <text:p text:style-name="Preformatted_20_Text"><text:span text:style-name="Example">ERRO: <text:s/>impossível agendar - existe outro compromisso</text:span></text:p>
      <text:p text:style-name="Preformatted_20_Text"><text:span text:style-name="Example">=&gt;</text:span> <text:span text:style-name="User_20_Entry">INSERT INTO agendamentos VALUES (DEFAULT,'Maria','Cabeleireiro','2005-08-23 14:00:00','2005-08-23 15:00:00');</text:span></text:p>
      <text:p text:style-name="Preformatted_20_Text"><text:span text:style-name="Example">=&gt;</text:span> <text:span text:style-name="User_20_Entry">INSERT INTO agendamentos VALUES (DEFAULT,'Maria','Manicure','2005-08-23 15:00:00','2005-08-23 16:00:00');</text:span></text:p>
      <text:p text:style-name="Preformatted_20_Text"><text:span text:style-name="Example">=&gt;</text:span> <text:span text:style-name="User_20_Entry">INSERT INTO agendamentos VALUES (DEFAULT,'Maria','Médico','2005-08-23 14:30:00','2005-08-23 15:00:00');</text:span></text:p>
      <text:p text:style-name="Preformatted_20_Text"><text:span text:style-name="Example">ERRO: <text:s/>impossível agendar - existe outro compromisso</text:span></text:p>
      <text:p text:style-name="Preformatted_20_Text"><text:span text:style-name="Example">=&gt;</text:span> <text:span text:style-name="User_20_Entry">UPDATE agendamentos SET data_inicio='2005-08-24' WHERE id=2;</text:span></text:p>
      <text:p text:style-name="Preformatted_20_Text"><text:span text:style-name="Example">ERRO: <text:s/>impossível agendar - existe outro compromisso</text:span></text:p>
      <text:p text:style-name="Preformatted_20_Text"><text:span text:style-name="Example">=&gt;</text:span> <text:span text:style-name="User_20_Entry">SELECT * FROM agendamentos;</text:span></text:p>
      <text:p text:style-name="Preformatted_20_Text"/>
      <text:p text:style-name="Preformatted_20_Text"><text:span text:style-name="Example"><text:s/>id | nome <text:s/>| <text:s text:c="3"/>evento <text:s text:c="3"/>| <text:s text:c="4"/>data_inicio <text:s text:c="4"/>| <text:s text:c="5"/>data_fim</text:span></text:p>
      <text:p text:style-name="Preformatted_20_Text"><text:span text:style-name="Example">----+-------+--------------+---------------------+---------------------</text:span></text:p>
      <text:p text:style-name="Preformatted_20_Text"><text:span text:style-name="Example"><text:s text:c="2"/>1 | Joana | Congresso <text:s text:c="3"/>| 2005-08-23 00:00:00 | 2005-08-24 00:00:00</text:span></text:p>
      <text:p text:style-name="Preformatted_20_Text"><text:span text:style-name="Example"><text:s text:c="2"/>2 | Joana | Viagem <text:s text:c="6"/>| 2005-08-24 00:00:00 | 2005-08-26 00:00:00</text:span></text:p>
      <text:p text:style-name="Preformatted_20_Text"><text:span text:style-name="Example"><text:s text:c="2"/>4 | Maria | Cabeleireiro | 2005-08-23 14:00:00 | 2005-08-23 15:00:00</text:span></text:p>
      <text:p text:style-name="Preformatted_20_Text"><text:span text:style-name="Example"><text:s text:c="2"/>5 | Maria | Manicure <text:s text:c="4"/>| 2005-08-23 15:00:00 | 2005-08-23 16:00:00</text:span></text:p>
      <text:p text:style-name="P6"><text:span text:style-name="Example">(4 linhas)<text:line-break/></text:span><text:span text:style-name="T2">Notas</text:span></text:p>
      <table:table table:name="Table1" table:style-name="Table1">
        <table:table-column table:style-name="Table1.A"/>
        <table:table-column table:style-name="Table1.B"/>
        <table:table-row>
          <table:table-cell table:style-name="Table1.A1" office:value-type="string">
            <text:p text:style-name="Standard">[1] </text:p>
          </table:table-cell>
          <table:table-cell table:style-name="Table1.A1" office:value-type="string">
            <text:p text:style-name="P7">Exemplo escrito pelo tradutor, não fazendo parte do manual original.</text:p>
          </table:table-cell>
        </table:table-row>
        <table:table-row>
          <table:table-cell table:style-name="Table1.A1" office:value-type="string">
            <text:p text:style-name="Standard">[2] </text:p>
          </table:table-cell>
          <table:table-cell table:style-name="Table1.A1" office:value-type="string">
            <text:p text:style-name="P7">Exemplo escrito pelo tradutor, não fazendo parte do manual original.</text:p>
          </table:table-cell>
        </table:table-row>
        <table:table-row>
          <table:table-cell table:style-name="Table1.A1" office:value-type="string">
            <text:p text:style-name="Standard">[3] </text:p>
          </table:table-cell>
          <table:table-cell table:style-name="Table1.A1" office:value-type="string">
            <text:p text:style-name="P7">Exemplo escrito pelo tradutor, não fazendo parte do manual original, baseado em exemplo da lista de discussão <text:a xlink:type="simple" xlink:href="http://archives.postgresql.org/pgsql-sql/2005-08/msg00198.php" office:target-frame-name="_top" xlink:show="replace">pgsql-sql</text:a>.</text:p>
          </table:table-cell>
        </table:table-row>
      </table:table>
      <text:p text:style-name="Standard"/>
      <text:p text:style-name="P1"/>
      <text:p text:style-name="P13">Exemplo do artigo do Kaui Aires em:</text:p>
      <text:p text:style-name="P12"><text:a xlink:type="simple" xlink:href="http://imasters.uol.com.br/artigo/5033/postgresql/auditoria_em_banco_de_dados_postgresql/imprimir/">http://imasters.uol.com.br/artigo/5033/postgresql/auditoria_em_banco_de_dados_postgresql/imprimir/</text:a> </text:p>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text:p text:style-name="Standard">-- <text:s/>PRÉ-REQUISITO:</text:p>
      <text:p text:style-name="Standard">-- <text:s/>--------------</text:p>
      <text:p text:style-name="Standard">-- <text:s/>Caso a linguagem plpgsql ainda não tenha sido definida em seu banco de <text:s/>dados, DEVE ENTAO CONTINUAR COM TODO ESTE SCRIPT.</text:p>
      <text:p text:style-name="Standard">-- <text:s/>O terminal interativo do PostgreSQL (psql) poderá ser utilizado para essa finalidade, lembre-se que o usuário deverá possuir privilégio de "administrador" do banco de dados.</text:p>
      <text:p text:style-name="Standard">-- <text:s/>A função create_trigger(), assim como todas as demais funções criadas pela mesma, são escrita nessa "linguagem procedural".</text:p>
      <text:p text:style-name="Standard">-- <text:s/>A infra-estrutura é criada no esquema (espaço de tabela) corrente.</text:p>
      <text:p text:style-name="Standard"/>
      <text:p text:style-name="Standard">-- CRIA A LINGUAGEM PL/pgSQL</text:p>
      <text:p text:style-name="Standard">CREATE TRUSTED PROCEDURAL LANGUAGE plpgsql</text:p>
      <text:p text:style-name="Standard"><text:s text:c="4"/>HANDLER plpgsql_call_handler;</text:p>
      <text:p text:style-name="Standard">COMMIT;</text:p>
      <text:p text:style-name="Standard"/>
      <text:p text:style-name="Standard">-- CRIA O USUARIO PARA AUDITORIA NO POSTGRES</text:p>
      <text:p text:style-name="Standard"/>
      <text:p text:style-name="Standard">-- Role: "auditoria_banco"</text:p>
      <text:p text:style-name="Standard"/>
      <text:p text:style-name="Standard">-- DROP ROLE auditoria_banco;</text:p>
      <text:p text:style-name="Standard"/>
      <text:p text:style-name="Standard">CREATE ROLE auditoria_banco LOGIN</text:p>
      <text:p text:style-name="Standard"><text:s text:c="2"/>ENCRYPTED PASSWORD 'md58662fb9d00ee6acc21190bfce1f93fda'</text:p>
      <text:p text:style-name="Standard"><text:s text:c="2"/>NOSUPERUSER INHERIT CREATEDB NOCREATEROLE;</text:p>
      <text:p text:style-name="Standard"/>
      <text:p text:style-name="Standard">-- OBS.: ESTE PASSWORD É: <text:s/>"auditoria_banco" SEM ASPAS</text:p>
      <text:p text:style-name="Standard">COMMIT;</text:p>
      <text:p text:style-name="Standard"/>
      <text:p text:style-name="Standard">-- CRIA O SCHEMA NO BANCO DE AUDITORIA</text:p>
      <text:p text:style-name="Standard"/>
      <text:p text:style-name="Standard">CREATE SCHEMA auditoria_banco</text:p>
      <text:p text:style-name="Standard"><text:s text:c="2"/>AUTHORIZATION auditoria_banco;</text:p>
      <text:p text:style-name="Standard">COMMENT ON SCHEMA auditoria_banco IS 'SCHEMA DE AUTIDORIA DO BANCO DE DADOS POSTGRESQL - POR KAUI AIRES - KAUIAIRES@GMAIL.COM';</text:p>
      <text:p text:style-name="Standard">COMMIT;</text:p>
      <text:p text:style-name="Standard"><text:tab/></text:p>
      <text:p text:style-name="Standard"><text:soft-page-break/></text:p>
      <text:p text:style-name="Standard">-- REGISTRA A FUNÇÃO TRATADORA DE CHAMADAS</text:p>
      <text:p text:style-name="Standard">CREATE OR REPLACE FUNCTION "auditoria_banco"."plpgsql_call_handler"() RETURNS language_handler</text:p>
      <text:p text:style-name="Standard"><text:s text:c="4"/>AS '$libdir/plpgsql'</text:p>
      <text:p text:style-name="Standard">LANGUAGE C;</text:p>
      <text:p text:style-name="Standard"/>
      <text:p text:style-name="Standard">COMMENT ON FUNCTION "auditoria_banco"."plpgsql_call_handler"()</text:p>
      <text:p text:style-name="Standard"><text:s text:c="4"/>IS 'Registra o tratador de chamadas associado linguagem plpgsql';</text:p>
      <text:p text:style-name="Standard">COMMIT;</text:p>
      <text:p text:style-name="Standard">ALTER FUNCTION "auditoria_banco"."plpgsql_call_handler"() OWNER TO auditoria_banco;</text:p>
      <text:p text:style-name="Standard">GRANT ALL ON SCHEMA auditoria_banco TO auditoria_banco WITH GRANT OPTION;</text:p>
      <text:p text:style-name="Standard">GRANT USAGE ON SCHEMA auditoria_banco TO public;</text:p>
      <text:p text:style-name="Standard">COMMIT;</text:p>
      <text:p text:style-name="Standard"/>
      <text:p text:style-name="Standard"><text:tab/></text:p>
      <text:p text:style-name="Standard">-- FIM ESTRUTURA BÁSICA</text:p>
      <text:p text:style-name="Standard"/>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text:p text:style-name="Standard">create table "auditoria_banco"."tab_dado_auditado"</text:p>
      <text:p text:style-name="Standard">(</text:p>
      <text:p text:style-name="Standard"><text:tab/>"nome_usuario_banco" varchar(200) not null,</text:p>
      <text:p text:style-name="Standard"><text:tab/>"data_hora_acesso" timestamp not null,</text:p>
      <text:p text:style-name="Standard"><text:tab/>"nome_tabela" varchar(200) not null,</text:p>
      <text:p text:style-name="Standard"><text:tab/>"operacao_tabela" varchar(20) not null,</text:p>
      <text:p text:style-name="Standard"><text:tab/>"ip_maquina_acesso" cidr not null,</text:p>
      <text:p text:style-name="Standard"><text:tab/>"sessao_usuario" varchar(255) not null</text:p>
      <text:p text:style-name="Standard">) with oids;</text:p>
      <text:p text:style-name="Standard"/>
      <text:p text:style-name="Standard"/>
      <text:p text:style-name="Standard">/* create indexes */</text:p>
      <text:p text:style-name="Standard">create index "idx_tab_dado_auditado_01" on "auditoria_banco"."tab_dado_auditado" using btree ("operacao_tabela");</text:p>
      <text:p text:style-name="Standard">create index "idx_tab_dado_auditado_02" on "auditoria_banco"."tab_dado_auditado" using btree ("ip_maquina_acesso");</text:p>
      <text:p text:style-name="Standard"/>
      <text:p text:style-name="Standard"/>
      <text:p text:style-name="Standard"/>
      <text:p text:style-name="Standard">/* create role permissions */</text:p>
      <text:p text:style-name="Standard"><text:soft-page-break/>/* role permissions on tables */</text:p>
      <text:p text:style-name="Standard">grant select on "auditoria_banco"."tab_dado_auditado" to "auditoria_banco";</text:p>
      <text:p text:style-name="Standard">grant update on "auditoria_banco"."tab_dado_auditado" to "auditoria_banco";</text:p>
      <text:p text:style-name="Standard">grant delete on "auditoria_banco"."tab_dado_auditado" to "auditoria_banco";</text:p>
      <text:p text:style-name="Standard">grant insert on "auditoria_banco"."tab_dado_auditado" to "auditoria_banco";</text:p>
      <text:p text:style-name="Standard">grant references on "auditoria_banco"."tab_dado_auditado" to "auditoria_banco";</text:p>
      <text:p text:style-name="Standard"/>
      <text:p text:style-name="Standard">/* role permissions on views */</text:p>
      <text:p text:style-name="Standard"/>
      <text:p text:style-name="Standard">/* role permissions on procedures */</text:p>
      <text:p text:style-name="Standard"/>
      <text:p text:style-name="Standard"/>
      <text:p text:style-name="Standard"/>
      <text:p text:style-name="Standard">/* create comment on tables */</text:p>
      <text:p text:style-name="Standard">comment on table "auditoria_banco"."tab_dado_auditado" is 'tabela contendo os dados auditados';</text:p>
      <text:p text:style-name="Standard"/>
      <text:p text:style-name="Standard"/>
      <text:p text:style-name="Standard">/* create comment on columns */</text:p>
      <text:p text:style-name="Standard">comment on column "auditoria_banco"."tab_dado_auditado"."nome_usuario_banco" is 'nome do usario do banco de dados que executou tal operacao';</text:p>
      <text:p text:style-name="Standard">comment on column "auditoria_banco"."tab_dado_auditado"."data_hora_acesso" is 'data de acesso';</text:p>
      <text:p text:style-name="Standard">comment on column "auditoria_banco"."tab_dado_auditado"."nome_tabela" is 'nome da tabela em que foi realizado a alteracao';</text:p>
      <text:p text:style-name="Standard">comment on column "auditoria_banco"."tab_dado_auditado"."operacao_tabela" is 'operacoes realizadas em tabelas tipo insert, update ou delete';</text:p>
      <text:p text:style-name="Standard">comment on column "auditoria_banco"."tab_dado_auditado"."ip_maquina_acesso" is 'ip maquina acesso sistema';</text:p>
      <text:p text:style-name="Standard">comment on column "auditoria_banco"."tab_dado_auditado"."sessao_usuario" is 'sessao do usuario';</text:p>
      <text:p text:style-name="Standard"/>
      <text:p text:style-name="Standard"/>
      <text:p text:style-name="Standard">/* create comment on domains and types */</text:p>
      <text:p text:style-name="Standard"/>
      <text:p text:style-name="Standard"/>
      <text:p text:style-name="Standard">/* create comment on indexes */</text:p>
      <text:p text:style-name="Standard">comment on index "auditoria_banco"."idx_tab_dado_auditado_01" is null;</text:p>
      <text:p text:style-name="Standard">comment on index "auditoria_banco"."idx_tab_dado_auditado_02" is null;</text:p>
      <text:p text:style-name="Standard"/>
      <text:p text:style-name="Standard">commit;</text:p>
      <text:p text:style-name="Standard">ALTER TABLE "auditoria_banco"."tab_dado_auditado" OWNER TO auditoria_banco;</text:p>
      <text:p text:style-name="Standard">GRANT INSERT ON TABLE auditoria_banco.tab_dado_auditado TO public;</text:p>
      <text:p text:style-name="Standard"/>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soft-page-break/><text:tab/></text:p>
      <text:p text:style-name="Standard">*/</text:p>
      <text:p text:style-name="Standard"/>
      <text:p text:style-name="Standard">-- SOMENTE PARA TESTE VAMOS CRIAR UMA TABELA "EMPREGADO" E CONFERIR NOSSA AUDITORIA</text:p>
      <text:p text:style-name="Standard"/>
      <text:p text:style-name="Standard">CREATE TABLE "public"."empregado" (</text:p>
      <text:p text:style-name="Standard"><text:s text:c="4"/>"nome_empregado" <text:s text:c="3"/>VARCHAR(150) NOT NULL,</text:p>
      <text:p text:style-name="Standard"><text:s text:c="4"/>"salario" <text:s text:c="4"/>integer</text:p>
      <text:p text:style-name="Standard">) with oids;</text:p>
      <text:p text:style-name="Standard"/>
      <text:p text:style-name="Standard">--FEITO ISTO VAMOS AO GATILHO</text:p>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Procedimento de gatilho PL/pgSQL para auditoria</text:p>
      <text:p text:style-name="Standard"/>
      <text:p text:style-name="Standard">-- Este gatilho garante que todas as inserções, atualizações e exclusões de linha na tabela e são registradas na tabela </text:p>
      <text:p text:style-name="Standard">-- tab_dado_auditado, para permitir auditar as operações efetuadas em uma tabela qualquer.</text:p>
      <text:p text:style-name="Standard">-- atualizar para o seu uso...</text:p>
      <text:p text:style-name="Standard">-- PARA O USO EM OUTRAS TABELAS <text:s/>TROCAR ONDE TEM O PALAVRA "EMPREGADO" <text:s/>SUGIRO TROCAR PELO NOME DA TABELA QUE SERÁ AUDITADA<text:tab/>PARA FACILITAR DEPOIS A VISUALIZAÇAO</text:p>
      <text:p text:style-name="Standard"/>
      <text:p text:style-name="Standard">CREATE OR REPLACE FUNCTION auditoria_banco.processa_empregado_audit() RETURNS TRIGGER AS $empregado_audit$ -- AQUI TAMBÉM ALTERAR O NOME EMPREGADO PARA O NOME CORRETO DA SUA FUNÇAO</text:p>
      <text:p text:style-name="Standard"><text:s text:c="4"/>DECLARE</text:p>
      <text:p text:style-name="Standard"><text:s text:c="4"/>-- PARAMETROS DE VERIFICAÇÃO E VARIAVEIS </text:p>
      <text:p text:style-name="Standard"><text:tab/>iQtd <text:s text:c="14"/>integer; <text:s text:c="5"/>-- valor de retorno</text:p>
      <text:p text:style-name="Standard"><text:tab/>auditar_delete<text:tab/>integer = 1; <text:tab/> <text:s/>-- se voce deseja auditar DELETE = 1 se não deseja = 0</text:p>
      <text:p text:style-name="Standard"><text:tab/>auditar_update<text:tab/>integer = 1; <text:tab/> <text:s/>-- se voce deseja auditar UPDATE = 1 se não deseja = 0<text:tab/></text:p>
      <text:p text:style-name="Standard"><text:tab/>auditar_insert<text:tab/>integer = 1; <text:tab/> <text:s/>-- se voce deseja auditar INSERT = 1 se não deseja = 0</text:p>
      <text:p text:style-name="Standard"><text:tab/>SchemaName<text:tab/><text:tab/>text = 'public';<text:tab/>-- Nome do Schema que está a tabela <text:s/>que Será Auditada</text:p>
      <text:p text:style-name="Standard"><text:tab/>TabName<text:tab/><text:tab/><text:tab/>text = 'empregado';<text:tab/>-- Nome da Tabela que Será Auditada</text:p>
      <text:p text:style-name="Standard"><text:tab/></text:p>
      <text:p text:style-name="Standard"><text:tab/>BEGIN</text:p>
      <text:p text:style-name="Standard"><text:s text:c="8"/></text:p>
      <text:p text:style-name="Standard"><text:tab/><text:tab/>--</text:p>
      <text:p text:style-name="Standard"><text:tab/><text:tab/>-- VERIFICA A EXISTÊNCIA DA DEFINIÇÃO DA LINGUAGEM</text:p>
      <text:p text:style-name="Standard"><text:tab/><text:tab/>--</text:p>
      <text:p text:style-name="Standard"><text:soft-page-break/><text:tab/><text:tab/>SELECT count(*) FROM pg_catalog.pg_language <text:s/>INTO iQtd</text:p>
      <text:p text:style-name="Standard"><text:tab/><text:tab/><text:tab/>WHERE lanname = 'plpgsql';</text:p>
      <text:p text:style-name="Standard"><text:tab/><text:tab/><text:tab/>IF iQtd = 0 THEN</text:p>
      <text:p text:style-name="Standard"><text:tab/><text:tab/><text:tab/><text:tab/>RAISE EXCEPTION 'NA AUDITORIA - A linguagem PLPGSQL ainda não foi definida.';</text:p>
      <text:p text:style-name="Standard"><text:tab/><text:tab/><text:tab/>END IF;</text:p>
      <text:p text:style-name="Standard"><text:tab/> <text:s text:c="3"/>--</text:p>
      <text:p text:style-name="Standard"><text:tab/><text:tab/>-- VERIFICA A EXISTÊNCIA DA TABELA TAB_DADO_AUDITADO</text:p>
      <text:p text:style-name="Standard"><text:tab/><text:tab/>--</text:p>
      <text:p text:style-name="Standard"><text:tab/><text:tab/>SELECT count(*) FROM pg_catalog.pg_tables <text:s/>INTO iQtd</text:p>
      <text:p text:style-name="Standard"><text:tab/><text:tab/><text:tab/>WHERE tablename = 'tab_dado_auditado';</text:p>
      <text:p text:style-name="Standard"><text:tab/><text:tab/><text:tab/>IF iQtd = 0 THEN</text:p>
      <text:p text:style-name="Standard"><text:tab/><text:tab/><text:tab/><text:tab/>RAISE EXCEPTION 'NA AUDITORIA - A tabela tab_dado_auditado não exite.';</text:p>
      <text:p text:style-name="Standard"><text:tab/><text:tab/><text:tab/>END IF;</text:p>
      <text:p text:style-name="Standard"><text:tab/><text:tab/>--</text:p>
      <text:p text:style-name="Standard"><text:tab/><text:tab/>-- VERIFICA SE PARÂMETROS SÃO DIFERNTES</text:p>
      <text:p text:style-name="Standard"><text:tab/><text:tab/>--</text:p>
      <text:p text:style-name="Standard"><text:tab/><text:tab/>IF SchemaName = TabName THEN</text:p>
      <text:p text:style-name="Standard"><text:tab/><text:tab/> <text:s text:c="3"/>RAISE EXCEPTION 'NA AUDITORIA - Deverá ser especificados parâmetros diferentes.';</text:p>
      <text:p text:style-name="Standard"><text:tab/><text:tab/>END IF;</text:p>
      <text:p text:style-name="Standard"><text:tab/><text:tab/>--</text:p>
      <text:p text:style-name="Standard"><text:tab/><text:tab/>-- VERIFICA A EXISTÊNCIA DA TABELA A SER AUDITADA</text:p>
      <text:p text:style-name="Standard"><text:tab/><text:tab/>--</text:p>
      <text:p text:style-name="Standard"><text:tab/> <text:s text:c="3"/>IF SchemaName IS NULL THEN</text:p>
      <text:p text:style-name="Standard"><text:tab/> <text:s text:c="7"/>SELECT count(*) FROM pg_tables INTO iQtd</text:p>
      <text:p text:style-name="Standard"><text:tab/> <text:s text:c="7"/>WHERE tablename = TabName;</text:p>
      <text:p text:style-name="Standard"><text:tab/> <text:s text:c="3"/>ELSE</text:p>
      <text:p text:style-name="Standard"><text:tab/> <text:s text:c="7"/>SELECT count(*) FROM pg_tables INTO iQtd</text:p>
      <text:p text:style-name="Standard"><text:tab/> <text:s text:c="7"/>WHERE schemaname = SchemaName</text:p>
      <text:p text:style-name="Standard"><text:tab/> <text:s text:c="7"/>AND tablename = TabName;</text:p>
      <text:p text:style-name="Standard"><text:tab/> <text:s text:c="3"/>END IF;</text:p>
      <text:p text:style-name="Standard"><text:tab/> <text:s text:c="3"/>IF iQtd = 0 THEN</text:p>
      <text:p text:style-name="Standard"><text:tab/><text:tab/><text:tab/>RAISE EXCEPTION 'NA AUDITORIA - A tabela % não exite.', SchemaName || TabName;</text:p>
      <text:p text:style-name="Standard"><text:tab/><text:tab/>END IF;</text:p>
      <text:p text:style-name="Standard"><text:tab/><text:tab/>--</text:p>
      <text:p text:style-name="Standard"><text:tab/><text:tab/>-- SE PASSAR POR TODOS OS TESTES ACIMA CRIA NOSSO GATILHO PARA MONITORAR</text:p>
      <text:p text:style-name="Standard"><text:tab/><text:tab/>--</text:p>
      <text:p text:style-name="Standard"><text:tab/><text:tab/>--<text:tab/></text:p>
      <text:p text:style-name="Standard"><text:tab/><text:tab/>IF (TG_OP = 'DELETE') and auditar_delete = 1 THEN</text:p>
      <text:p text:style-name="Standard"><text:tab/> <text:s text:c="11"/></text:p>
      <text:p text:style-name="Standard"><text:tab/><text:tab/><text:tab/>INSERT INTO auditoria_banco.tab_dado_auditado</text:p>
      <text:p text:style-name="Standard"><text:tab/><text:tab/><text:tab/><text:tab/>SELECT</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DELETE', -- operacao_tabela</text:p>
      <text:p text:style-name="Standard"><text:tab/><text:tab/><text:tab/><text:tab/>inet_client_addr(), -- ip_maquina_acesso</text:p>
      <text:p text:style-name="Standard"><text:tab/><text:tab/><text:tab/><text:tab/>session_user; -- sessao_usuario</text:p>
      <text:p text:style-name="Standard"><text:soft-page-break/><text:s text:c="12"/>RETURN OLD;</text:p>
      <text:p text:style-name="Standard"><text:s text:c="8"/>ELSIF (TG_OP = 'UPDATE') and auditar_update = 1 THEN</text:p>
      <text:p text:style-name="Standard"><text:s text:c="12"/></text:p>
      <text:p text:style-name="Standard"><text:tab/><text:tab/><text:tab/>INSERT INTO auditoria_banco.tab_dado_auditado</text:p>
      <text:p text:style-name="Standard"><text:tab/><text:tab/><text:tab/><text:tab/>SELECT <text:tab/><text:tab/><text:tab/></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UPDATE', -- operacao_tabela</text:p>
      <text:p text:style-name="Standard"><text:tab/><text:tab/><text:tab/><text:tab/>inet_client_addr(), -- ip_maquina_acesso</text:p>
      <text:p text:style-name="Standard"><text:tab/><text:tab/><text:tab/><text:tab/>session_user; -- sessao_usuario</text:p>
      <text:p text:style-name="Standard"><text:s text:c="12"/>RETURN NEW;</text:p>
      <text:p text:style-name="Standard"><text:s text:c="8"/>ELSIF (TG_OP = 'INSERT') and auditar_insert = 1 THEN</text:p>
      <text:p text:style-name="Standard"><text:s text:c="11"/></text:p>
      <text:p text:style-name="Standard"><text:tab/><text:tab/> <text:s text:c="2"/>INSERT INTO auditoria_banco.tab_dado_auditado</text:p>
      <text:p text:style-name="Standard"><text:tab/><text:tab/><text:tab/><text:tab/>SELECT</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INSERT', -- operacao_tabela</text:p>
      <text:p text:style-name="Standard"><text:tab/><text:tab/><text:tab/><text:tab/>inet_client_addr(), -- ip_maquina_acesso</text:p>
      <text:p text:style-name="Standard"><text:tab/><text:tab/><text:tab/><text:tab/>session_user; -- sessao_usuario</text:p>
      <text:p text:style-name="Standard"><text:s text:c="12"/>RETURN NEW;</text:p>
      <text:p text:style-name="Standard"><text:s text:c="8"/>END IF;</text:p>
      <text:p text:style-name="Standard"><text:s text:c="8"/>RETURN NULL; -- o resultado é ignorado uma vez que este é um gatilho AFTER</text:p>
      <text:p text:style-name="Standard"><text:s text:c="4"/>END;</text:p>
      <text:p text:style-name="Standard">$empregado_audit$ language plpgsql; -- AQUI TAMBÉM ALTERAR O NOME EMPREGADO PARA O NOME CORRETO DA SUA FUNÇAO</text:p>
      <text:p text:style-name="Standard"/>
      <text:p text:style-name="Standard">CREATE TRIGGER empregado_audit -- AQUI TAMBÉM ALTERAR O NOME EMPREGADO PARA O NOME CORRETO DA SUA FUNÇAO</text:p>
      <text:p text:style-name="Standard">AFTER INSERT OR UPDATE OR DELETE ON public.empregado -- COLOQUE AQUI TAMBÉM O NOME DO SCHEMA E A TABELA QUE SERÁ AUDITADA SEPARADO SOMENTE PELO PONTO</text:p>
      <text:p text:style-name="Standard"><text:s text:c="4"/>FOR EACH ROW EXECUTE PROCEDURE auditoria_banco.processa_empregado_audit(); -- NOME DA FUNÇÃO A EXECUTAR NO LUGAR DO EMPREGADO COLOCAR O NOME DA FUN ÇÃO</text:p>
      <text:p text:style-name="Standard">COMMIT;</text:p>
      <text:p text:style-name="Standard">ALTER FUNCTION auditoria_banco.processa_empregado_audit() OWNER TO auditoria_banco;<text:tab/>-- AQUI TAMBÉM ALTERAR O NOME EMPREGADO PARA O NOME CORRETO DA SUA FUNÇAO</text:p>
      <text:p text:style-name="Standard"><text:tab/></text:p>
      <text:p text:style-name="Standard">-- FIM</text:p>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soft-page-break/><text:tab/>BANCO: POSTGRESQL</text:p>
      <text:p text:style-name="Standard"><text:tab/></text:p>
      <text:p text:style-name="Standard">*/</text:p>
      <text:p text:style-name="Standard">-- PARA TESTARMOS COMO FICOU NOSSA AUDITORIA FAREMOS ALGUNS TESTES EXECUTE ESTE SCRIPT</text:p>
      <text:p text:style-name="Standard"/>
      <text:p text:style-name="Standard">INSERT INTO public.empregado (nome_empregado, salario) VALUES ('João',1000);</text:p>
      <text:p text:style-name="Standard">INSERT INTO public.empregado (nome_empregado, salario) VALUES ('José',1500);</text:p>
      <text:p text:style-name="Standard">INSERT INTO public.empregado (nome_empregado, salario) VALUES ('Maria',250);</text:p>
      <text:p text:style-name="Standard">UPDATE public.empregado SET salario = 2500 WHERE nome_empregado = 'Maria';</text:p>
      <text:p text:style-name="Standard">DELETE FROM public.empregado WHERE nome_empregado = 'João';</text:p>
      <text:p text:style-name="Standard"/>
      <text:p text:style-name="Standard">-- DEPOIS VEJA COMO FICOU NOSSA TABELA EMPREGADO</text:p>
      <text:p text:style-name="Standard"/>
      <text:p text:style-name="Standard">SELECT * FROM public.empregado;</text:p>
      <text:p text:style-name="Standard"/>
      <text:p text:style-name="Standard"><text:s/>nome_empregado <text:s text:c="4"/>salario <text:s text:c="3"/></text:p>
      <text:p text:style-name="Standard"><text:s/>----------------- <text:s/>---------- </text:p>
      <text:p text:style-name="Standard"><text:s/>José <text:s text:c="14"/>1500 <text:s text:c="6"/></text:p>
      <text:p text:style-name="Standard"><text:s/>Maria <text:s text:c="13"/>2500 <text:s text:c="6"/></text:p>
      <text:p text:style-name="Standard"/>
      <text:p text:style-name="Standard"><text:s/>2 record(s) selected [Fetch MetaData: 0/ms] [Fetch Data: 32/ms] </text:p>
      <text:p text:style-name="Standard"/>
      <text:p text:style-name="Standard"/>
      <text:p text:style-name="Standard"/>
      <text:p text:style-name="Standard">-- E A SUA TABELA DE AUDITORIA DEVE TER FICADO ASSIM</text:p>
      <text:p text:style-name="Standard"/>
      <text:p text:style-name="Standard">SELECT * FROM auditoria_banco.tab_dado_auditado;</text:p>
      <text:p text:style-name="Standard"/>
      <text:p text:style-name="Standard"><text:s/>nome_usuario_banco <text:s text:c="4"/>data_hora_acesso <text:s text:c="4"/>nome_tabela <text:s text:c="6"/>operacao_tabela <text:s text:c="4"/>ip_maquina_acesso <text:s text:c="4"/>sessao_usuario <text:s text:c="3"/></text:p>
      <text:p text:style-name="Standard"><text:s/>--------------------- <text:s/>------------------- <text:s/>---------------- <text:s/>------------------ <text:s/>-------------------- <text:s/>----------------- </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UPDATE <text:s text:c="13"/>172.25.0.200 <text:s text:c="9"/>kaui_aires <text:s text:c="7"/></text:p>
      <text:p text:style-name="Standard"><text:s/>kaui_aires <text:s text:c="12"/>24/10/2006 15:34 <text:s text:c="4"/>public.empregado <text:s/>DELETE <text:s text:c="13"/>172.25.0.200 <text:s text:c="9"/>kaui_aires <text:s text:c="7"/></text:p>
      <text:p text:style-name="Standard"/>
      <text:p text:style-name="Standard"><text:s/>5 record(s) selected [Fetch MetaData: 16/ms] [Fetch Data: 16/ms] </text:p>
      <text:p text:style-name="Standard"><text:s/></text:p>
      <text:p text:style-name="Standard"/>
      <text:p text:style-name="Standard"/>
      <text:p text:style-name="P1"/>
      <text:p text:style-name="P13">Mais um exemplo de monitoração com triggers:</text:p>
      <text:p text:style-name="Standard"/>
      <text:p text:style-name="Standard">De: <text:span text:style-name="T5">Hesley Py</text:span> </text:p>
      <text:p text:style-name="Standard"/>
      <text:p text:style-name="P3">Neste artigo vamos criar um sistema de “log” no PostgreSQL. O sistema deve armazenar em uma tabela log todas as alterações (inserção, atualização e deleção), a data em que ocorreram e o autor da alteração na tabela “alterada”.</text:p>
      <text:p text:style-name="P14"> </text:p>
      <text:p text:style-name="P15">Para o nosso exercício precisamos criar as seguintes tabelas no banco: </text:p>
      <text:p text:style-name="P15">Alterada (cod serial primary key, valor varchar(50))</text:p>
      <text:p text:style-name="P14"> </text:p>
      <text:p text:style-name="P17">create table alterada(</text:p>
      <text:p text:style-name="P19">cod serial primary key,</text:p>
      <text:p text:style-name="P19">valor varchar(50)</text:p>
      <text:p text:style-name="P17">);</text:p>
      <text:p text:style-name="P14"> </text:p>
      <text:p text:style-name="P16">Log (cod serial primary key, data date, autor varchar(20), alteracao varchar(6))</text:p>
      <text:p text:style-name="P14"> </text:p>
      <text:p text:style-name="P17">create table log(</text:p>
      <text:p text:style-name="P14">         <text:span text:style-name="T6">cod serial primary key,</text:span></text:p>
      <text:p text:style-name="P14">         <text:span text:style-name="T7">data date,</text:span></text:p>
      <text:p text:style-name="P14">         <text:span text:style-name="T7">autor varchar(20),</text:span></text:p>
      <text:p text:style-name="P14">         <text:span text:style-name="T7">alteracao varchar(6)</text:span></text:p>
      <text:p text:style-name="P18">);</text:p>
      <text:p text:style-name="P14"> </text:p>
      <text:p text:style-name="P15">Como veremos a seguir, como um procedimento armazenado comum, um procedimento de gatilho no PostgreSQL também é tratado como uma função. A diferença está no tipo de dados que essa função deve retornar, o tipo especial trigger.</text:p>
      <text:p text:style-name="P14"> </text:p>
      <text:p text:style-name="P15">Primeiro vamos criar o nosso procedimento armazenado (function) que será executado quando o evento ocorrer. A sintaxe é a mesma já vista nos artigos anteriores, a direrença, como já dito, é o tipo de retorno trigger. Para ver mais detalhes execute o comanto \h create function no psql. A linguagem utilizada será a PL/pgSQL.</text:p>
      <text:p text:style-name="P14"> </text:p>
      <text:p text:style-name="P15">Nossa função de gatilho não deve receber nenhum parâmetro e deve retornar o tipo trigger.</text:p>
      <text:p text:style-name="P14"> </text:p>
      <text:p text:style-name="P17">create function gera_log() returns trigger as</text:p>
      <text:p text:style-name="P17">$$</text:p>
      <text:p text:style-name="P17">Begin</text:p>
      <text:p text:style-name="P14">         <text:span text:style-name="T6">insert into log (data, autor, alteracao) values (now(), user, TG_OP);</text:span></text:p>
      <text:p text:style-name="P14">         <text:span text:style-name="T7">return new;</text:span></text:p>
      <text:p text:style-name="P18">end;</text:p>
      <text:p text:style-name="P18">$$ language 'plpgsql';</text:p>
      <text:p text:style-name="P14"> </text:p>
      <text:p text:style-name="P15">Só pra lembrar, para criarmos uma função com a linguagem plpgsql, essa linguagem deve ter sido instalada em nosso banco através do comando “create language”.</text:p>
      <text:p text:style-name="P14"> </text:p>
      <text:p text:style-name="P15">Quando uma função que retorna o tipo trigger é executada, o PostgreSQL cria algumas variáveis especiais na memória. Essas variáveis podem ser usadas no corpo das nossas funções. Na função acima estamos usando uma dessas variáveis, a TG_OP que retorna a operação que foi realizada (insert, update ou delete). Existem algumas outras variáveis muito úteis como a new e a old. Minha intenção é abordá-las em um próximo artigo.</text:p>
      <text:p text:style-name="P14"> </text:p>
      <text:p text:style-name="P15">Para completar nosso exemplo, utilizamos as funções now e user para retornar data e hora da operação e o usuário logado respectivamente.</text:p>
      <text:p text:style-name="P14"><text:soft-page-break/> </text:p>
      <text:p text:style-name="P15">Agora precisamos criar o gatilho propriamente dito que liga a função à um evento ocorrido em uma tabela.</text:p>
      <text:p text:style-name="P14"> </text:p>
      <text:p text:style-name="P17">create trigger tr_gera_log after insert or update or delete on alterada</text:p>
      <text:p text:style-name="P17">for each row execute procedure gera_log();</text:p>
      <text:p text:style-name="P14"> </text:p>
      <text:p text:style-name="P15">O comando acima cria um gatilho chamado tr_gera_log que deve ser executado após (after) as operações de insert, update ou delete na tabela “alterada”. Para cada linha alterada deve ser executado o procedimento ou a função gera_log().</text:p>
      <text:p text:style-name="P14"> </text:p>
      <text:p text:style-name="P15">Para mais detalhes executar \h create trigger no psql.</text:p>
      <text:p text:style-name="Standard"/>
      <text:p text:style-name="Standard">Inserir registros na tabela e observar os resultados.</text:p>
      <text:p text:style-name="Standard"/>
      <text:p text:style-name="P13">Mais Detalhes em: </text:p>
      <text:p text:style-name="Standard"><text:a xlink:type="simple" xlink:href="http://www.postgresql.org/docs/current/static/plpgsql-trigger.html">http://www.postgresql.org/docs/current/static/plpgsql-trigger.html</text:a></text:p>
      <text:p text:style-name="Standard"><text:a xlink:type="simple" xlink:href="http://pgdocptbr.sourceforge.net/pg80/plpgsql-trigger.html">http://pgdocptbr.sourceforge.net/pg80/plpgsql-trigger.html</text:a></text:p>
      <text:p text:style-name="Standard"><text:a xlink:type="simple" xlink:href="http://imasters.uol.com.br/artigo/5033/postgresql/auditoria_em_banco_de_dados_postgresql/imprimir/"><text:span text:style-name="T4">http://imasters.uol.com.br/artigo/5033/postgresql/auditoria_em_banco_de_dados_postgresql/imprimir/</text:span></text:a></text:p>
      <text:p text:style-name="Standard"><text:a xlink:type="simple" xlink:href="http://conteudo.imasters.com.br/5033/01.rar">http://conteudo.imasters.com.br/5033/01.rar</text:a> (arquivo exemplo)</text:p>
      <text:p text:style-name="Standard"><text:a xlink:type="simple" xlink:href="http://www.devmedia.com.br/articles/viewcomp.asp?comp=7032">http://www.devmedia.com.br/articles/viewcomp.asp?comp=7032</text:a> </text:p>
      <text:p text:style-name="Standard"/>
      <text:p text:style-name="Standard"/>
      <text:p>CREATE TRIGGER name { <text:s/>BEFORE | AFTER } <text:s/>{ <text:s/>event [OR ...] }</text:p>
      <text:p><text:s text:c="4"/>ON table FOR EACH { <text:s/>ROW | STATEMENT }</text:p>
      <text:p><text:s text:c="4"/>EXECUTE PROCEDURE func ( arguments )</text:p>
      <text:p><text:s text:c="4"/></text:p>
      <text:p>CREATE FUNCTION timetrigger() RETURNS opaque AS '</text:p>
      <text:p><text:s text:c="8"/>BEGIN</text:p>
      <text:p><text:s text:c="15"/>UPDATE shop SET sold=''now'' WHERE sold IS NULL;</text:p>
      <text:p><text:s text:c="15"/>RETURN NEW;</text:p>
      <text:p><text:s text:c="8"/>END;</text:p>
      <text:p>' LANGUAGE 'plpgsql';</text:p>
      <text:p/>
      <text:p>CREATE TRIGGER inserttime AFTER INSERT</text:p>
      <text:p><text:s text:c="8"/>ON shop FOR EACH ROW EXECUTE</text:p>
      <text:p>PROCEDURE timetrigger();</text:p>
      <text:p/>
      <text:p>INSERT INTO shop (prodname,price,amount)</text:p>
      <text:p><text:s text:c="8"/>VALUES('Knuth''s Biography',39,1);</text:p>
      <text:p><text:s text:c="8"/></text:p>
      <text:p>SELECT * FROM shop ;</text:p>
      <text:p/>
      <text:p>Variáveis criadas automaticamente:</text:p>
      <text:p/>
      <text:p>NEW holds the new database row on INSERT/UPDATE statements on row-level triggers. The datatype of NEW is record.</text:p>
      <text:p/>
      <text:p>OLD contains the old database row on UPDATE/DELETE operations on row-level triggers. The datatype is record.</text:p>
      <text:p/>
      <text:p>TG_NAME contains the name of the trigger that is actually fired (datatype name).</text:p>
      <text:p/>
      <text:p><text:soft-page-break/>TG_WHEN contains either AFTER or BEFORE (see the syntax overview of triggers shown earlier).</text:p>
      <text:p/>
      <text:p>TG_LEVEL tells whether the trigger is a ROW or a STATEMENT trigger (datatype text).</text:p>
      <text:p/>
      <text:p>TG_OP tells which operation the current trigger has been fired for (INSERT, UPDATE, or DELETE; datatype text).</text:p>
      <text:p/>
      <text:p>TG_RELID contains the object ID (datatype oid), and TG_RELNAME (datatype name) contains the name of the table the trigger is fired for.</text:p>
      <text:p/>
      <text:p>TG_RELNAME contains the name of the table that caused the trigger invocation. The datatype of the return value is name.</text:p>
      <text:p/>
      <text:p>TG_ARGV[] contains the arguments from the CREATE TRIGGER statement in an array of text.</text:p>
      <text:p/>
      <text:p>TG_NARGS is used to store the number of arguments passed to the trigger in the CREATE TRIGGER statement. The arguments themselves are stored in an array called TG_ARGV[] (datatype array of text). TG_ARGV[] is indexed starting with 0.</text:p>
      <text:p text:style-name="Standard"/>
      <text:p text:style-name="Standard"/>
      <text:p text:style-name="P11">Colaboração – Ribamar 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ixedsys" svg:font-family="Fixedsys"/>
    <style:font-face style:name="StarSymbol" svg:font-family="StarSymbol"/>
    <style:font-face style:name="Tahoma1" svg:font-family="Tahoma"/>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30T19:42:40</meta:creation-date>
    <dc:date>2008-06-01T19:03:40</dc:date>
    <meta:editing-cycles>22</meta:editing-cycles>
    <meta:editing-duration>PT44M31S</meta:editing-duration>
    <meta:user-defined meta:name="Info 1"/>
    <meta:user-defined meta:name="Info 2"/>
    <meta:user-defined meta:name="Info 3"/>
    <meta:user-defined meta:name="Info 4"/>
    <meta:document-statistic meta:table-count="1" meta:image-count="0" meta:object-count="0" meta:page-count="27" meta:paragraph-count="959" meta:word-count="7828" meta:character-count="54736"/>
  </office:meta>
</office:document-meta>
</file>